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tifakt Element" svg:font-family="'Artifakt Element'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automatic-styles>
    <style:style style:name="Tabla1" style:family="table">
      <style:table-properties style:width="16.999cm" table:align="margins" style:writing-mode="lr-tb"/>
    </style:style>
    <style:style style:name="Tabla1.A" style:family="table-column">
      <style:table-column-properties style:column-width="8.296cm" style:rel-column-width="4703*"/>
    </style:style>
    <style:style style:name="Tabla1.B" style:family="table-column">
      <style:table-column-properties style:column-width="2.415cm" style:rel-column-width="1369*"/>
    </style:style>
    <style:style style:name="Tabla1.C" style:family="table-column">
      <style:table-column-properties style:column-width="2.498cm" style:rel-column-width="1416*"/>
    </style:style>
    <style:style style:name="Tabla1.D" style:family="table-column">
      <style:table-column-properties style:column-width="3.791cm" style:rel-column-width="2149*"/>
    </style:style>
    <style:style style:name="Tabla1.A1" style:family="table-cell">
      <style:table-cell-properties fo:padding="0.097cm" fo:border-left="none" fo:border-right="none" fo:border-top="none" fo:border-bottom="0.5pt solid #000000"/>
    </style:style>
    <style:style style:name="Tabla1.B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margin-top="0cm" fo:margin-bottom="0.212cm" style:contextual-spacing="false" fo:text-align="end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10pt" style:font-size-asian="10pt" style:font-size-complex="10pt"/>
    </style:style>
    <style:style style:name="P2" style:family="paragraph" style:parent-style-name="Footer">
      <style:paragraph-properties fo:margin-left="0cm" fo:margin-right="-0.004cm" fo:margin-top="0cm" fo:margin-bottom="0.212cm" style:contextual-spacing="false" fo:text-align="end" style:justify-single-word="false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12.383cm" style:type="center"/>
          <style:tab-stop style:position="16.51cm" style:type="right"/>
        </style:tab-stops>
      </style:paragraph-properties>
    </style:style>
    <style:style style:name="P3" style:family="paragraph" style:parent-style-name="Título_20_1_20__28_cont_29_">
      <style:text-properties fo:font-size="7pt" officeooo:rsid="000ae0ff" style:font-size-asian="7pt" style:font-size-complex="7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0pt" officeooo:rsid="0005cf3c" officeooo:paragraph-rsid="0005cf3c" style:font-size-asian="10pt" style:font-name-complex="Courier New2"/>
    </style:style>
    <style:style style:name="P5" style:family="paragraph" style:parent-style-name="Table_20_Contents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indent="0cm" style:auto-text-indent="false"/>
      <style:text-properties style:font-name="Times New Roman" fo:font-size="10pt" officeooo:rsid="000987bc" officeooo:paragraph-rsid="000987bc" style:font-size-asian="10pt" style:font-size-complex="10pt"/>
    </style:style>
    <style:style style:name="P7" style:family="paragraph" style:parent-style-name="Standard">
      <loext:graphic-properties draw:fill="none"/>
      <style:paragraph-properties fo:margin-left="1cm" fo:margin-right="0cm" fo:margin-top="0cm" fo:margin-bottom="0.212cm" style:contextual-spacing="false" fo:line-height="100%" fo:text-align="start" style:justify-single-word="false" fo:orphans="2" fo:widows="2" fo:hyphenation-ladder-count="no-limit" fo:text-indent="-1cm" style:auto-text-indent="false" fo:background-color="transparent" style:writing-mode="lr-tb"/>
      <style:text-properties style:font-name="Times New Roman" fo:font-size="10pt" officeooo:paragraph-rsid="000987bc" style:font-size-asian="10pt" style:font-size-complex="10pt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style:font-size-asian="12pt" style:font-name-complex="Courier New2" style:font-size-complex="12pt"/>
    </style:style>
    <style:style style:name="P9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Times New Roman" fo:font-size="12pt" officeooo:paragraph-rsid="0009815c" style:font-size-asian="12pt" style:font-name-complex="Courier New2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officeooo:paragraph-rsid="00109dbe" style:font-size-asian="12pt" style:font-name-complex="Courier New2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officeooo:paragraph-rsid="00180b8c" style:font-size-asian="12pt" style:font-name-complex="Courier New2" style:font-size-complex="12pt"/>
    </style:style>
    <style:style style:name="P12" style:family="paragraph" style:parent-style-name="Standard" style:master-page-name="">
      <loext:graphic-properties draw:fill-gradient-name="gradient" draw:fill-hatch-name="hatch"/>
      <style:paragraph-properties fo:margin-left="0cm" fo:margin-right="0cm" fo:margin-top="0cm" fo:margin-bottom="0.199cm" style:contextual-spacing="false" fo:text-align="start" style:justify-single-word="false" fo:text-indent="0cm" style:auto-text-indent="false" style:page-number="auto" style:border-line-width="0.018cm 0.004cm 0.018cm" fo:padding="0.3cm" fo:border="1.11pt double-thin #ff8000" style:shadow="none"/>
      <style:text-properties style:font-name="Times New Roman" fo:font-size="12pt" officeooo:paragraph-rsid="00180b8c" style:font-size-asian="12pt" style:font-name-complex="Courier New2" style:font-size-complex="12pt"/>
    </style:style>
    <style:style style:name="P13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text-align="start" style:justify-single-word="false" fo:text-indent="0cm" style:auto-text-indent="false" style:border-line-width="0.018cm 0.004cm 0.018cm" fo:padding="0.3cm" fo:border="1.11pt double-thin #ff8000" style:shadow="none"/>
      <style:text-properties style:font-name="Times New Roman" fo:font-size="12pt" officeooo:paragraph-rsid="00180b8c" style:font-size-asian="12pt" style:font-name-complex="Courier New2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officeooo:rsid="0005cf3c" officeooo:paragraph-rsid="0005cf3c" style:font-size-asian="12pt" style:font-name-complex="Courier New2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officeooo:rsid="0005cf3c" officeooo:paragraph-rsid="0009815c" style:font-size-asian="12pt" style:font-name-complex="Courier New2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officeooo:rsid="0005cf3c" officeooo:paragraph-rsid="00180b8c" style:font-size-asian="12pt" style:font-name-complex="Courier New2" style:font-size-complex="12pt"/>
    </style:style>
    <style:style style:name="P17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text-align="start" style:justify-single-word="false" fo:text-indent="0cm" style:auto-text-indent="false" style:border-line-width="0.018cm 0.004cm 0.018cm" fo:padding="0.3cm" fo:border="1.11pt double-thin #ff8000" style:shadow="none"/>
      <style:text-properties style:font-name="Times New Roman" fo:font-size="12pt" officeooo:rsid="0005cf3c" officeooo:paragraph-rsid="00180b8c" style:font-size-asian="12pt" style:font-name-complex="Courier New2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officeooo:rsid="00109dbe" officeooo:paragraph-rsid="00109dbe" style:font-size-asian="12pt" style:font-name-complex="Courier New2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2pt" officeooo:rsid="00109dbe" officeooo:paragraph-rsid="00200e2c" style:font-size-asian="12pt" style:font-name-complex="Courier New2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2pt" officeooo:paragraph-rsid="00180b8c" style:font-size-asian="12pt" style:font-size-complex="12pt"/>
    </style:style>
    <style:style style:name="P22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text-align="start" style:justify-single-word="false" fo:text-indent="0cm" style:auto-text-indent="false" style:border-line-width="0.018cm 0.004cm 0.018cm" fo:padding="0.3cm" fo:border="1.11pt double-thin #ff8000" style:shadow="none"/>
      <style:text-properties style:font-name="Times New Roman" fo:font-size="12pt" officeooo:paragraph-rsid="00180b8c" style:font-size-asian="12pt" style:font-size-complex="12pt"/>
    </style:style>
    <style:style style:name="P23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indent="0cm" style:auto-text-indent="false"/>
      <style:text-properties style:font-name="Times New Roman" fo:font-size="8pt" officeooo:rsid="000987bc" officeooo:paragraph-rsid="000987bc" style:font-size-asian="8pt" style:font-size-complex="8pt"/>
    </style:style>
    <style:style style:name="P24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style:font-name="Times New Roman" officeooo:rsid="00079352" officeooo:paragraph-rsid="00079352"/>
    </style:style>
    <style:style style:name="P25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style:font-name="Times New Roman" officeooo:rsid="00079352" officeooo:paragraph-rsid="0008a880"/>
    </style:style>
    <style:style style:name="P26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style:font-name="Times New Roman" officeooo:rsid="00079352" officeooo:paragraph-rsid="00092d35"/>
    </style:style>
    <style:style style:name="P27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style:font-name="Times New Roman" officeooo:rsid="00079352" officeooo:paragraph-rsid="0019fde5"/>
    </style:style>
    <style:style style:name="P28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indent="0cm" style:auto-text-indent="false"/>
      <style:text-properties style:font-name="Times New Roman" officeooo:rsid="00079352" officeooo:paragraph-rsid="00079352"/>
    </style:style>
    <style:style style:name="P29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style:font-name="Times New Roman"/>
    </style:style>
    <style:style style:name="P30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indent="0cm" style:auto-text-indent="false"/>
      <style:text-properties style:font-name="Times New Roman"/>
    </style:style>
    <style:style style:name="P31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style:font-name="Times New Roman" officeooo:rsid="00092d35" officeooo:paragraph-rsid="00092d35"/>
    </style:style>
    <style:style style:name="P32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indent="0cm" style:auto-text-indent="false"/>
      <style:text-properties style:font-name="Times New Roman" officeooo:rsid="0008a880" officeooo:paragraph-rsid="0008a880"/>
    </style:style>
    <style:style style:name="P33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style:font-name="Times New Roman" officeooo:rsid="0008a880" officeooo:paragraph-rsid="0008a880"/>
    </style:style>
    <style:style style:name="P34" style:family="paragraph" style:parent-style-name="Standard">
      <loext:graphic-properties draw:fill="none"/>
      <style:paragraph-properties fo:margin-left="1cm" fo:margin-right="0cm" fo:margin-top="0cm" fo:margin-bottom="0.212cm" style:contextual-spacing="false" fo:line-height="100%" fo:text-align="start" style:justify-single-word="false" fo:orphans="2" fo:widows="2" fo:hyphenation-ladder-count="no-limit" fo:text-indent="-1cm" style:auto-text-indent="false" fo:background-color="transparent" style:writing-mode="lr-tb"/>
      <style:text-properties style:font-name="Times New Roman" officeooo:paragraph-rsid="00186e12" fo:hyphenate="false" fo:hyphenation-remain-char-count="2" fo:hyphenation-push-char-count="2" loext:hyphenation-no-caps="false"/>
    </style:style>
    <style:style style:name="P35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style:font-name="Times New Roman" officeooo:rsid="001b020e" officeooo:paragraph-rsid="001b020e"/>
    </style:style>
    <style:style style:name="P36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style:font-name="Courier New" fo:font-size="10pt" officeooo:rsid="00079352" officeooo:paragraph-rsid="00079352" style:font-size-asian="10pt" style:font-size-complex="10pt"/>
    </style:style>
    <style:style style:name="P37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style:font-name="Courier New" fo:font-size="10pt" officeooo:rsid="0008a880" officeooo:paragraph-rsid="0008a880" style:font-size-asian="10pt" style:font-size-complex="10pt"/>
    </style:style>
    <style:style style:name="P38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style:font-name="Courier New" fo:font-size="9pt" officeooo:rsid="00079352" officeooo:paragraph-rsid="00079352" style:font-size-asian="9pt" style:font-size-complex="9pt"/>
    </style:style>
    <style:style style:name="P39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style:font-name="Courier New" fo:font-size="9pt" officeooo:rsid="00079352" officeooo:paragraph-rsid="0008a880" style:font-size-asian="9pt" style:font-size-complex="9pt"/>
    </style:style>
    <style:style style:name="P40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style:font-name="Courier New" fo:font-size="9pt" style:font-size-asian="9pt" style:font-size-complex="9pt"/>
    </style:style>
    <style:style style:name="P41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style:font-name="Courier New" fo:font-size="9pt" officeooo:rsid="0008a880" officeooo:paragraph-rsid="0008a880" style:font-size-asian="9pt" style:font-size-complex="9pt"/>
    </style:style>
    <style:style style:name="P42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style:font-name="Courier New" fo:font-size="9pt" officeooo:rsid="0008a880" officeooo:paragraph-rsid="001b020e" style:font-size-asian="9pt" style:font-size-complex="9pt"/>
    </style:style>
    <style:style style:name="P43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style:font-name="Courier New" fo:font-size="9pt" officeooo:rsid="00092d35" officeooo:paragraph-rsid="00092d35" style:font-size-asian="9pt" style:font-size-complex="9pt"/>
    </style:style>
    <style:style style:name="P44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style:font-name="Courier New" fo:font-size="9pt" officeooo:rsid="0009815c" officeooo:paragraph-rsid="0009815c" style:font-size-asian="9pt" style:font-size-complex="9pt"/>
    </style:style>
    <style:style style:name="P45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style:font-name="Courier New" fo:font-size="9pt" officeooo:rsid="00177861" officeooo:paragraph-rsid="00177861" style:font-size-asian="9pt" style:font-size-complex="9pt"/>
    </style:style>
    <style:style style:name="P46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style:font-name="Courier New" fo:font-size="9pt" officeooo:rsid="001b020e" officeooo:paragraph-rsid="001b020e" style:font-size-asian="9pt" style:font-size-complex="9pt"/>
    </style:style>
    <style:style style:name="P47" style:family="paragraph" style:parent-style-name="Heading_20_1" style:master-page-name="First_20_Page">
      <style:paragraph-properties style:page-number="auto"/>
    </style:style>
    <style:style style:name="P48" style:family="paragraph" style:parent-style-name="Standard">
      <loext:graphic-properties draw:fill="none"/>
      <style:paragraph-properties fo:margin-left="1cm" fo:margin-right="0cm" fo:margin-top="0cm" fo:margin-bottom="0.212cm" style:contextual-spacing="false" fo:line-height="100%" fo:text-align="start" style:justify-single-word="false" fo:orphans="2" fo:widows="2" fo:hyphenation-ladder-count="no-limit" fo:text-indent="-1cm" style:auto-text-indent="false" fo:background-color="transparent" style:writing-mode="lr-tb"/>
      <style:text-properties style:font-name="Times New Roman" fo:font-size="10pt" officeooo:rsid="001c3fc5" officeooo:paragraph-rsid="0023681e" style:font-size-asian="10pt" style:font-name-complex="Courier New2" style:font-size-complex="10pt" fo:hyphenate="false" fo:hyphenation-remain-char-count="2" fo:hyphenation-push-char-count="2" loext:hyphenation-no-caps="false"/>
    </style:style>
    <style:style style:name="P49" style:family="paragraph" style:parent-style-name="Standard" style:master-page-name="">
      <loext:graphic-properties draw:fill="none"/>
      <style:paragraph-properties fo:margin-left="0cm" fo:margin-right="0cm" fo:margin-top="0cm" fo:margin-bottom="0.212cm" style:contextual-spacing="false" fo:line-height="100%" fo:text-align="start" style:justify-single-word="false" fo:orphans="2" fo:widows="2" fo:hyphenation-ladder-count="no-limit" fo:text-indent="0cm" style:auto-text-indent="false" style:page-number="auto" fo:background-color="transparent" style:writing-mode="lr-tb"/>
      <style:text-properties style:font-name="Times New Roman" fo:font-size="10pt" officeooo:rsid="001c3fc5" officeooo:paragraph-rsid="0023681e" style:font-size-asian="10pt" style:font-name-complex="Courier New2" style:font-size-complex="10pt" fo:hyphenate="false" fo:hyphenation-remain-char-count="2" fo:hyphenation-push-char-count="2" loext:hyphenation-no-caps="false"/>
    </style:style>
    <style:style style:name="P50" style:family="paragraph" style:parent-style-name="Standard" style:master-page-name="">
      <loext:graphic-properties draw:fill="none"/>
      <style:paragraph-properties fo:margin-left="0.499cm" fo:margin-right="0cm" fo:margin-top="0cm" fo:margin-bottom="0.212cm" style:contextual-spacing="false" fo:line-height="100%" fo:text-align="start" style:justify-single-word="false" fo:orphans="2" fo:widows="2" fo:hyphenation-ladder-count="no-limit" fo:text-indent="0cm" style:auto-text-indent="false" style:page-number="auto" fo:background-color="transparent" style:writing-mode="lr-tb"/>
      <style:text-properties style:font-name="Times New Roman" fo:font-size="10pt" officeooo:paragraph-rsid="00186e12" style:font-size-asian="10pt" style:font-size-complex="10pt" fo:hyphenate="false" fo:hyphenation-remain-char-count="2" fo:hyphenation-push-char-count="2" loext:hyphenation-no-caps="false"/>
    </style:style>
    <style:style style:name="P51" style:family="paragraph" style:parent-style-name="Standard">
      <loext:graphic-properties draw:fill="none"/>
      <style:paragraph-properties fo:margin-left="1cm" fo:margin-right="0cm" fo:margin-top="0cm" fo:margin-bottom="0.212cm" style:contextual-spacing="false" fo:line-height="100%" fo:text-align="start" style:justify-single-word="false" fo:orphans="2" fo:widows="2" fo:hyphenation-ladder-count="no-limit" fo:text-indent="-1cm" style:auto-text-indent="false" fo:background-color="transparent" style:writing-mode="lr-tb"/>
      <style:text-properties style:font-name="Times New Roman" officeooo:rsid="001c3fc5" officeooo:paragraph-rsid="0021ec3f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Times New Roman" fo:font-size="12pt" officeooo:paragraph-rsid="0024e471" style:font-size-asian="12pt" style:font-name-complex="Courier New2" style:font-size-complex="12pt"/>
    </style:style>
    <style:style style:name="P53" style:family="paragraph" style:parent-style-name="Standard">
      <style:paragraph-properties fo:text-align="start" style:justify-single-word="false"/>
      <style:text-properties style:font-name="Times New Roman" fo:font-size="12pt" officeooo:rsid="00186e12" style:font-size-asian="12pt" style:font-name-complex="Courier New2" style:font-size-complex="12pt"/>
    </style:style>
    <style:style style:name="P54" style:family="paragraph" style:parent-style-name="Standard">
      <style:paragraph-properties fo:text-align="start" style:justify-single-word="false"/>
      <style:text-properties style:font-name="Times New Roman"/>
    </style:style>
    <style:style style:name="P55" style:family="paragraph" style:parent-style-name="Standard" style:master-page-name="">
      <loext:graphic-properties draw:fill="none"/>
      <style:paragraph-properties fo:margin-left="1.499cm" fo:margin-right="0cm" fo:margin-top="0cm" fo:margin-bottom="0.212cm" style:contextual-spacing="false" fo:line-height="100%" fo:text-align="start" style:justify-single-word="false" fo:orphans="2" fo:widows="2" fo:hyphenation-ladder-count="no-limit" fo:text-indent="-1cm" style:auto-text-indent="false" style:page-number="auto" fo:background-color="transparent" style:writing-mode="lr-tb"/>
      <style:text-properties fo:hyphenate="false" fo:hyphenation-remain-char-count="2" fo:hyphenation-push-char-count="2" loext:hyphenation-no-caps="false"/>
    </style:style>
    <style:style style:name="P56" style:family="paragraph" style:parent-style-name="Standard" style:master-page-name="">
      <loext:graphic-properties draw:fill="none"/>
      <style:paragraph-properties fo:margin-left="1.499cm" fo:margin-right="0cm" fo:margin-top="0cm" fo:margin-bottom="0.212cm" style:contextual-spacing="false" fo:line-height="100%" fo:text-align="start" style:justify-single-word="false" fo:orphans="2" fo:widows="2" fo:hyphenation-ladder-count="no-limit" fo:text-indent="-1cm" style:auto-text-indent="false" style:page-number="auto" fo:background-color="transparent" style:writing-mode="lr-tb"/>
      <style:text-properties fo:hyphenate="false" fo:hyphenation-remain-char-count="2" fo:hyphenation-push-char-count="2" loext:hyphenation-no-caps="false"/>
    </style:style>
    <style:style style:name="P57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style:font-name="Courier New" fo:font-size="10pt" officeooo:rsid="0008a880" officeooo:paragraph-rsid="0008a880" style:font-size-asian="10pt" style:font-size-complex="10pt"/>
    </style:style>
    <style:style style:name="P58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style:font-name="Courier New" fo:font-size="10pt" officeooo:rsid="00079352" officeooo:paragraph-rsid="00079352" style:font-size-asian="10pt" style:font-size-complex="10pt"/>
    </style:style>
    <style:style style:name="P59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style:font-name="Courier New" fo:font-size="9pt" officeooo:rsid="0008a880" officeooo:paragraph-rsid="0008a880" style:font-size-asian="9pt" style:font-size-complex="9pt"/>
    </style:style>
    <style:style style:name="P60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style:font-name="Courier New" fo:font-size="9pt" officeooo:rsid="0008a880" officeooo:paragraph-rsid="001b020e" style:font-size-asian="9pt" style:font-size-complex="9pt"/>
    </style:style>
    <style:style style:name="P61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style:font-name="Courier New" fo:font-size="9pt" officeooo:rsid="00079352" officeooo:paragraph-rsid="00079352" style:font-size-asian="9pt" style:font-size-complex="9pt"/>
    </style:style>
    <style:style style:name="P62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style:font-name="Times New Roman" officeooo:rsid="00079352" officeooo:paragraph-rsid="00079352"/>
    </style:style>
    <style:style style:name="P63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indent="0cm" style:auto-text-indent="false"/>
      <style:text-properties style:font-name="Times New Roman" officeooo:rsid="00079352" officeooo:paragraph-rsid="00079352"/>
    </style:style>
    <style:style style:name="P64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style:font-name="Times New Roman" officeooo:rsid="001b020e" officeooo:paragraph-rsid="001b020e"/>
    </style:style>
    <style:style style:name="P65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indent="0cm" style:auto-text-indent="false"/>
      <style:text-properties style:font-name="Times New Roman" fo:font-size="8pt" officeooo:rsid="0008a880" officeooo:paragraph-rsid="00092d35" style:font-size-asian="8pt" style:font-size-complex="8pt"/>
    </style:style>
    <style:style style:name="P66" style:family="paragraph" style:parent-style-name="Table_20_Contents">
      <style:paragraph-properties fo:text-align="center" style:justify-single-word="false"/>
      <style:text-properties style:font-name="Times New Roman" fo:font-size="8pt" officeooo:rsid="0008a880" officeooo:paragraph-rsid="0008a880" style:font-size-asian="8pt" style:font-size-complex="8pt"/>
    </style:style>
    <style:style style:name="P67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style:font-name="Times New Roman" officeooo:rsid="0024e471" officeooo:paragraph-rsid="0024e471"/>
    </style:style>
    <style:style style:name="P68" style:family="paragraph" style:parent-style-name="Table_20_Contents">
      <style:paragraph-properties fo:text-align="center" style:justify-single-word="false"/>
      <style:text-properties style:font-name="Arial1" fo:font-size="12pt" officeooo:rsid="00239339" officeooo:paragraph-rsid="00239339" style:font-size-asian="12pt" style:font-size-complex="12pt"/>
    </style:style>
    <style:style style:name="T1" style:family="text">
      <style:text-properties officeooo:rsid="00131fff"/>
    </style:style>
    <style:style style:name="T2" style:family="text">
      <style:text-properties style:font-name="Arial" style:font-name-complex="Arial2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121e15" style:font-size-asian="8pt" style:font-size-complex="8pt"/>
    </style:style>
    <style:style style:name="T5" style:family="text">
      <style:text-properties fo:font-size="8pt" officeooo:rsid="0019fde5" style:font-size-asian="8pt" style:font-size-complex="8pt"/>
    </style:style>
    <style:style style:name="T6" style:family="text">
      <style:text-properties fo:font-size="8pt" officeooo:rsid="00239339" style:font-size-asian="8pt" style:font-size-complex="8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8pt" fo:font-weight="bold" officeooo:rsid="0019fde5" style:font-size-asian="8pt" style:font-weight-asian="bold" style:font-size-complex="8pt" style:font-weight-complex="bold"/>
    </style:style>
    <style:style style:name="T9" style:family="text">
      <style:text-properties fo:font-size="8pt" fo:font-weight="bold" officeooo:rsid="00121e15" style:font-size-asian="8pt" style:font-weight-asian="bold" style:font-size-complex="8pt" style:font-weight-complex="bold"/>
    </style:style>
    <style:style style:name="T10" style:family="text">
      <style:text-properties fo:font-size="8pt" fo:font-weight="normal" style:font-size-asian="8pt" style:font-weight-asian="normal" style:font-size-complex="8pt" style:font-weight-complex="normal"/>
    </style:style>
    <style:style style:name="T11" style:family="text">
      <style:text-properties fo:font-size="8pt" fo:font-weight="normal" officeooo:rsid="00121e15" style:font-size-asian="8pt" style:font-weight-asian="normal" style:font-size-complex="8pt" style:font-weight-complex="normal"/>
    </style:style>
    <style:style style:name="T12" style:family="text">
      <style:text-properties style:use-window-font-color="true" loext:opacity="0%" fo:language="es" fo:country="ES" style:letter-kerning="false" style:font-name-asian="Calibri1" style:language-asian="zh" style:country-asian="CN" style:font-name-complex="Courier New2" style:language-complex="ar" style:country-complex="SA"/>
    </style:style>
    <style:style style:name="T13" style:family="text">
      <style:text-properties style:use-window-font-color="true" loext:opacity="0%" style:font-name="Courier New" fo:language="es" fo:country="ES" style:letter-kerning="false" style:font-name-asian="Calibri1" style:language-asian="zh" style:country-asian="CN" style:font-name-complex="Courier New2" style:language-complex="ar" style:country-complex="SA"/>
    </style:style>
    <style:style style:name="T14" style:family="text">
      <style:text-properties style:use-window-font-color="true" loext:opacity="0%" style:font-name="Courier New" fo:language="es" fo:country="ES" officeooo:rsid="000bd7ec" style:letter-kerning="false" style:font-name-asian="Calibri1" style:language-asian="zh" style:country-asian="CN" style:font-name-complex="Courier New2" style:language-complex="ar" style:country-complex="SA"/>
    </style:style>
    <style:style style:name="T15" style:family="text">
      <style:text-properties style:use-window-font-color="true" loext:opacity="0%" style:font-name="Courier New" fo:language="es" fo:country="ES" fo:font-weight="bold" style:letter-kerning="false" style:font-name-asian="Calibri1" style:language-asian="zh" style:country-asian="CN" style:font-weight-asian="bold" style:font-name-complex="Courier New2" style:language-complex="ar" style:country-complex="SA" style:font-weight-complex="bold"/>
    </style:style>
    <style:style style:name="T16" style:family="text">
      <style:text-properties style:use-window-font-color="true" loext:opacity="0%" fo:font-size="10pt" fo:language="es" fo:country="ES" style:letter-kerning="false" style:font-name-asian="Calibri1" style:font-size-asian="10pt" style:language-asian="zh" style:country-asian="CN" style:font-name-complex="Courier New2" style:font-size-complex="10pt" style:language-complex="ar" style:country-complex="SA"/>
    </style:style>
    <style:style style:name="T17" style:family="text">
      <style:text-properties officeooo:rsid="0008a880"/>
    </style:style>
    <style:style style:name="T18" style:family="text">
      <style:text-properties officeooo:rsid="00092d35"/>
    </style:style>
    <style:style style:name="T19" style:family="text">
      <style:text-properties officeooo:rsid="0009815c"/>
    </style:style>
    <style:style style:name="T20" style:family="text">
      <style:text-properties fo:font-size="10pt" style:font-size-asian="10pt" style:font-name-complex="Courier New2" style:font-size-complex="10pt"/>
    </style:style>
    <style:style style:name="T21" style:family="text">
      <style:text-properties fo:font-size="10pt" officeooo:rsid="00131fff" style:font-size-asian="10pt" style:font-name-complex="Courier New2" style:font-size-complex="10pt"/>
    </style:style>
    <style:style style:name="T22" style:family="text">
      <style:text-properties fo:font-size="10pt" officeooo:rsid="00186e12" style:font-size-asian="10pt" style:font-name-complex="Courier New2" style:font-size-complex="10pt"/>
    </style:style>
    <style:style style:name="T23" style:family="text">
      <style:text-properties fo:font-size="10pt" officeooo:rsid="001d71ea" style:font-size-asian="10pt" style:font-name-complex="Courier New2" style:font-size-complex="10pt"/>
    </style:style>
    <style:style style:name="T24" style:family="text">
      <style:text-properties fo:font-size="10pt" officeooo:rsid="001f02ed" style:font-size-asian="10pt" style:font-name-complex="Courier New2" style:font-size-complex="10pt"/>
    </style:style>
    <style:style style:name="T25" style:family="text">
      <style:text-properties fo:font-size="10pt" officeooo:rsid="001fcc15" style:font-size-asian="10pt" style:font-name-complex="Courier New2" style:font-size-complex="10pt"/>
    </style:style>
    <style:style style:name="T26" style:family="text">
      <style:text-properties fo:font-size="10pt" officeooo:rsid="0021ec3f" style:font-size-asian="10pt" style:font-name-complex="Courier New2" style:font-size-complex="10pt"/>
    </style:style>
    <style:style style:name="T27" style:family="text">
      <style:text-properties fo:font-size="10pt" officeooo:rsid="0023681e" style:font-size-asian="10pt" style:font-name-complex="Courier New2" style:font-size-complex="10pt"/>
    </style:style>
    <style:style style:name="T28" style:family="text">
      <style:text-properties officeooo:rsid="0009f8ee"/>
    </style:style>
    <style:style style:name="T29" style:family="text">
      <style:text-properties style:font-name-complex="Courier New2"/>
    </style:style>
    <style:style style:name="T30" style:family="text">
      <style:text-properties officeooo:rsid="000c6cef" style:font-name-complex="Courier New2"/>
    </style:style>
    <style:style style:name="T31" style:family="text">
      <style:text-properties officeooo:rsid="00109dbe" style:font-name-complex="Courier New2"/>
    </style:style>
    <style:style style:name="T32" style:family="text">
      <style:text-properties officeooo:rsid="00131fff" style:font-name-complex="Courier New2"/>
    </style:style>
    <style:style style:name="T33" style:family="text">
      <style:text-properties officeooo:rsid="00177861" style:font-name-complex="Courier New2"/>
    </style:style>
    <style:style style:name="T34" style:family="text">
      <style:text-properties officeooo:rsid="00180b8c" style:font-name-complex="Courier New2"/>
    </style:style>
    <style:style style:name="T35" style:family="text">
      <style:text-properties officeooo:rsid="00186e12" style:font-name-complex="Courier New2"/>
    </style:style>
    <style:style style:name="T36" style:family="text">
      <style:text-properties officeooo:rsid="0023681e" style:font-name-complex="Courier New2"/>
    </style:style>
    <style:style style:name="T37" style:family="text">
      <style:text-properties style:font-name="Arial1" fo:font-size="22pt" style:font-size-asian="22pt" style:font-size-complex="22pt"/>
    </style:style>
    <style:style style:name="T38" style:family="text">
      <style:text-properties style:font-name="Arial1" fo:font-size="8pt" style:font-size-asian="8pt" style:font-size-complex="8pt"/>
    </style:style>
    <style:style style:name="T39" style:family="text">
      <style:text-properties style:font-name="Arial1" fo:font-size="8pt" officeooo:rsid="00121e15" style:font-size-asian="8pt" style:font-size-complex="8pt"/>
    </style:style>
    <style:style style:name="T40" style:family="text">
      <style:text-properties style:font-name="Arial1" fo:font-size="8pt" officeooo:rsid="00180b8c" style:font-size-asian="8pt" style:font-size-complex="8pt"/>
    </style:style>
    <style:style style:name="T41" style:family="text">
      <style:text-properties style:font-name="Arial1" fo:font-size="9pt" style:font-size-asian="9pt" style:font-size-complex="9pt"/>
    </style:style>
    <style:style style:name="T42" style:family="text">
      <style:text-properties officeooo:rsid="000eb275"/>
    </style:style>
    <style:style style:name="T43" style:family="text">
      <style:text-properties officeooo:rsid="00109dbe"/>
    </style:style>
    <style:style style:name="T44" style:family="text">
      <style:text-properties officeooo:rsid="00121e15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121e15" style:font-weight-asian="bold" style:font-weight-complex="bold"/>
    </style:style>
    <style:style style:name="T47" style:family="text">
      <style:text-properties fo:font-weight="bold" officeooo:rsid="0019fde5" style:font-weight-asian="bold" style:font-weight-complex="bold"/>
    </style:style>
    <style:style style:name="T48" style:family="text">
      <style:text-properties fo:font-weight="bold" officeooo:rsid="001b020e" style:font-weight-asian="bold" style:font-weight-complex="bold"/>
    </style:style>
    <style:style style:name="T49" style:family="text">
      <style:text-properties fo:font-weight="bold" officeooo:rsid="0008a880" style:font-weight-asian="bold" style:font-weight-complex="bold"/>
    </style:style>
    <style:style style:name="T50" style:family="text">
      <style:text-properties fo:font-weight="bold" officeooo:rsid="000eb275" style:font-weight-asian="bold" style:font-weight-complex="bold"/>
    </style:style>
    <style:style style:name="T51" style:family="text">
      <style:text-properties fo:font-weight="bold" officeooo:rsid="0021ec3f" style:font-weight-asian="bold" style:font-weight-complex="bold"/>
    </style:style>
    <style:style style:name="T52" style:family="text">
      <style:text-properties fo:font-size="6pt" fo:font-weight="bold" style:font-size-asian="6pt" style:font-weight-asian="bold" style:font-size-complex="6pt" style:font-weight-complex="bold"/>
    </style:style>
    <style:style style:name="T53" style:family="text">
      <style:text-properties style:font-name="Courier New" fo:font-size="10pt" style:font-size-asian="10pt" style:font-size-complex="10pt"/>
    </style:style>
    <style:style style:name="T54" style:family="text">
      <style:text-properties style:font-name="Courier New" fo:font-size="10pt" officeooo:rsid="00121e15" style:font-size-asian="10pt" style:font-size-complex="10pt"/>
    </style:style>
    <style:style style:name="T55" style:family="text">
      <style:text-properties style:font-name="Courier New" fo:font-size="10pt" officeooo:rsid="00180b8c" style:font-size-asian="10pt" style:font-size-complex="10pt"/>
    </style:style>
    <style:style style:name="T56" style:family="text">
      <style:text-properties style:font-name="Courier New" fo:font-size="10pt" officeooo:rsid="000c6cef" style:font-size-asian="10pt" style:font-size-complex="10pt"/>
    </style:style>
    <style:style style:name="T57" style:family="text">
      <style:text-properties style:font-name="Courier New" fo:font-size="10pt" style:font-size-asian="10pt" style:font-name-complex="Courier New2" style:font-size-complex="10pt"/>
    </style:style>
    <style:style style:name="T58" style:family="text">
      <style:text-properties style:font-name="Courier New" fo:font-size="10pt" officeooo:rsid="000c6cef" style:font-size-asian="10pt" style:font-name-complex="Courier New2" style:font-size-complex="10pt"/>
    </style:style>
    <style:style style:name="T59" style:family="text">
      <style:text-properties style:font-name="Courier New" officeooo:rsid="00180b8c" style:font-name-complex="Courier New2"/>
    </style:style>
    <style:style style:name="T60" style:family="text">
      <style:text-properties style:font-name="Courier New" officeooo:rsid="00180b8c"/>
    </style:style>
    <style:style style:name="T61" style:family="text">
      <style:text-properties style:font-name="Courier New" fo:font-weight="bold" style:font-weight-asian="bold" style:font-name-complex="Courier New2" style:font-weight-complex="bold"/>
    </style:style>
    <style:style style:name="T62" style:family="text">
      <style:text-properties style:font-name="Courier New" fo:font-weight="bold" officeooo:rsid="000bd7ec" style:font-weight-asian="bold" style:font-name-complex="Courier New2" style:font-weight-complex="bold"/>
    </style:style>
    <style:style style:name="T63" style:family="text">
      <style:text-properties officeooo:rsid="00147dbd"/>
    </style:style>
    <style:style style:name="T64" style:family="text">
      <style:text-properties officeooo:rsid="0015e9d8"/>
    </style:style>
    <style:style style:name="T65" style:family="text">
      <style:text-properties officeooo:rsid="00180b8c"/>
    </style:style>
    <style:style style:name="T66" style:family="text">
      <style:text-properties officeooo:rsid="00186e12"/>
    </style:style>
    <style:style style:name="T67" style:family="text">
      <style:text-properties officeooo:rsid="0018faf5"/>
    </style:style>
    <style:style style:name="T68" style:family="text">
      <style:text-properties officeooo:rsid="001945ae"/>
    </style:style>
    <style:style style:name="T69" style:family="text">
      <style:text-properties officeooo:rsid="0019fde5"/>
    </style:style>
    <style:style style:name="T70" style:family="text">
      <style:text-properties officeooo:rsid="001b020e"/>
    </style:style>
    <style:style style:name="T71" style:family="text">
      <style:text-properties officeooo:rsid="00200e2c"/>
    </style:style>
    <style:style style:name="T72" style:family="text">
      <style:text-properties officeooo:rsid="00200e2c" style:font-name-asian="Artifakt Element" style:font-name-complex="Artifakt Element"/>
    </style:style>
    <style:style style:name="T73" style:family="text">
      <style:text-properties officeooo:rsid="0021ec3f"/>
    </style:style>
    <style:style style:name="T74" style:family="text">
      <style:text-properties officeooo:rsid="0023681e"/>
    </style:style>
    <style:style style:name="T75" style:family="text">
      <style:text-properties fo:font-size="12pt" officeooo:rsid="00186e12" style:font-size-asian="12pt" style:font-size-complex="12pt"/>
    </style:style>
    <style:style style:name="T76" style:family="text">
      <style:text-properties fo:font-size="12pt" style:font-size-asian="12pt" style:font-name-complex="Courier New2" style:font-size-complex="12pt"/>
    </style:style>
    <style:style style:name="T77" style:family="text">
      <style:text-properties fo:font-size="12pt" officeooo:rsid="00186e12" style:font-size-asian="12pt" style:font-name-complex="Courier New2" style:font-size-complex="12pt"/>
    </style:style>
    <style:style style:name="T78" style:family="text">
      <style:text-properties fo:font-size="12pt" officeooo:rsid="001945ae" style:font-size-asian="12pt" style:font-name-complex="Courier New2" style:font-size-complex="12pt"/>
    </style:style>
    <style:style style:name="T79" style:family="text">
      <style:text-properties officeooo:rsid="00239339"/>
    </style:style>
    <style:style style:name="T80" style:family="text">
      <style:text-properties officeooo:rsid="0024e4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7" text:outline-level="1">Una sugerencia práctica de versionado semá<text:span text:style-name="T64">n</text:span>tico</text:h>
      <text:p text:style-name="P3">2023010<text:span text:style-name="T63">7</text:span>T2<text:span text:style-name="T80">345</text:span></text:p>
      <text:p text:style-name="P8">Una sugerencia práctica de números de versión semánticos: <text:s text:c="2"/><text:span text:style-name="T37">X.Y.p.c</text:span></text:p>
      <text:p text:style-name="P20"><text:span text:style-name="T29">(nota: </text:span><text:span text:style-name="T32">E</text:span><text:span text:style-name="T29">stá </text:span><text:span text:style-name="T12">basada</text:span><text:span text:style-name="T29"> en el estándar </text:span><text:a xlink:type="simple" xlink:href="https://semver.org/lang/es/" text:style-name="Internet_20_link" text:visited-style-name="Visited_20_Internet_20_Link"><text:span text:style-name="T29">https://semver.org/lang/es/</text:span></text:a><text:span text:style-name="T29">, solo que usando la parte de “</text:span><text:span text:style-name="T30">parche</text:span><text:span text:style-name="T29">” para ”pruebas” </text:span><text:span text:style-name="T32">de desarrollo.</text:span><text:span text:style-name="T29">)</text:span></text:p>
      <text:p text:style-name="P8"/>
      <text:p text:style-name="P20"><text:span text:style-name="T12">Cara a</text:span><text:span text:style-name="T29"> los usuarios finales, solo existirán las dos primeras cifras X.Y</text:span></text:p>
      <text:p text:style-name="P8">=&gt; X es versión mayor: <text:span text:style-name="T43">un lanzamiento completo “</text:span><text:span text:style-name="T1">a bombo y platillo</text:span><text:span text:style-name="T43">”</text:span>.</text:p>
      <text:p text:style-name="P8">=&gt; Y es versión menor: <text:span text:style-name="T1">un lanzamiento de </text:span><text:span text:style-name="T43">correcciones, </text:span><text:span text:style-name="T71">que es </text:span>compatible con cualquier otra con el mismo X.</text:p>
      <text:p text:style-name="P14">También lo podemos ver como que:</text:p>
      <text:p text:style-name="P14">=&gt; Aumentamos X cuando se <text:span text:style-name="T28">emite</text:span> un ‘lanzamiento’ completo a producción.</text:p>
      <text:p text:style-name="P14">=&gt; Aumentamos Y cuando se <text:span text:style-name="T28">emite</text:span><text:span text:style-name="T19"> </text:span>una ‘corrección’ <text:span text:style-name="T28">sobre</text:span> la <text:span text:style-name="T28">última </text:span>versión X <text:span text:style-name="T28">en producción.</text:span></text:p>
      <text:p text:style-name="P18">nota: <text:span text:style-name="T39">La emisión de una versión </text:span><text:span text:style-name="T40">de producción</text:span><text:span text:style-name="T39"> X</text:span><text:span text:style-name="T38">.Y va siempre con p0 y c0 <text:s/></text:span><text:span text:style-name="T72">→</text:span><text:span text:style-name="T38"> <text:s/></text:span><text:span text:style-name="T41">X.Y.p0.c0</text:span></text:p>
      <text:p text:style-name="P8"/>
      <text:p text:style-name="P20"><text:span text:style-name="T12">Cara</text:span><text:span text:style-name="T29"> al desarrollo </text:span><text:span text:style-name="T31">interno</text:span><text:span text:style-name="T29">, existirán </text:span><text:span text:style-name="T30">las </text:span><text:span text:style-name="T29">cuatro cifras: X.Y.p.c</text:span></text:p>
      <text:p text:style-name="P21"><text:span text:style-name="T29">=&gt; </text:span><text:span text:style-name="T31">N</text:span><text:span text:style-name="T29">.0 es </text:span><text:span text:style-name="T31">la</text:span><text:span text:style-name="T29"> versión </text:span><text:span text:style-name="T31">N de pruebas, </text:span><text:span text:style-name="T29"><text:s/><text:line-break/>una versión que solo verán los usuarios internos de pruebas: <text:s/></text:span><text:span text:style-name="T57">X.Y.</text:span><text:span text:style-name="T58">p</text:span><text:span text:style-name="T57">1.</text:span><text:span text:style-name="T58">c</text:span><text:span text:style-name="T57">0 </text:span><text:span text:style-name="T29">,</text:span><text:span text:style-name="T57"> X.Y.</text:span><text:span text:style-name="T58">p</text:span><text:span text:style-name="T57">2.</text:span><text:span text:style-name="T58">c</text:span><text:span text:style-name="T57">0 </text:span><text:span text:style-name="T29">,</text:span><text:span text:style-name="T57"> </text:span><text:span text:style-name="T29">etc.</text:span></text:p>
      <text:p text:style-name="P11">=&gt; <text:span text:style-name="T43">N</text:span>.<text:span text:style-name="T65">1 </text:span>es una versión <text:span text:style-name="T43">de trabajo, preparando la emisión de N,</text:span><text:line-break/>una versión que solo verán los programadores: <text:s/><text:span text:style-name="T53">X.Y.p</text:span><text:span text:style-name="T55">3</text:span><text:span text:style-name="T53">.</text:span><text:span text:style-name="T56">c</text:span><text:span text:style-name="T53">1 </text:span>,<text:span text:style-name="T53"> </text:span>etc.</text:p>
      <text:p text:style-name="P15">También lo podemos ver como que:</text:p>
      <text:p text:style-name="P15">=&gt; Aumentamos <text:span text:style-name="T19">p</text:span> cuando se <text:span text:style-name="T19">emite una versión ‘para pruebas’ </text:span><text:span text:style-name="T28">internas</text:span>.</text:p>
      <text:p text:style-name="P15">=&gt; Aumentamos <text:span text:style-name="T19">c</text:span> cuando <text:span text:style-name="T19">empezamos a trabajar después de </text:span><text:span text:style-name="T28">cualquier</text:span><text:span text:style-name="T19"> emisión.</text:span></text:p>
      <text:p text:style-name="P19">nota: <text:span text:style-name="T38">La </text:span><text:span text:style-name="T39">emisión de una </text:span><text:span text:style-name="T38">vers</text:span><text:span text:style-name="T39">ión </text:span><text:span text:style-name="T38">de prueba siempre va con c0 <text:s/></text:span><text:span text:style-name="T72">→</text:span><text:span text:style-name="T38"> <text:s/></text:span><text:span text:style-name="T41">X.Y.pN.c0</text:span></text:p>
      <text:p text:style-name="P10"/>
      <text:p text:style-name="P12">IMPORTANTE:</text:p>
      <text:p text:style-name="P13"><text:s text:c="4"/>Una vez <text:span text:style-name="T71">emitida</text:span> una versión X.Y (<text:span text:style-name="T53">X.Y.</text:span><text:span text:style-name="T54">p</text:span><text:span text:style-name="T53">0.</text:span><text:span text:style-name="T54">c</text:span><text:span text:style-name="T53">0</text:span>) <text:s/>o <text:s/>X.Y.p <text:s/>(<text:span text:style-name="T53">X.Y.p</text:span><text:span text:style-name="T54">N</text:span><text:span text:style-name="T53">.</text:span><text:span text:style-name="T54">c</text:span><text:span text:style-name="T53">0</text:span>), </text:p>
      <text:p text:style-name="P22"><text:span text:style-name="T29"><text:s text:c="4"/>JAMÁS de los jamases </text:span><text:span text:style-name="T12">SACAR</text:span><text:span text:style-name="T29"> OTRA CON EL MISMO X.Y.p</text:span></text:p>
      <text:p text:style-name="P22"/>
      <text:p text:style-name="P22"><text:span text:style-name="T29"><text:s text:c="2"/></text:span><text:span text:style-name="T33">Para evitar repetir, </text:span><text:span text:style-name="T35">la regla más simple puede ser</text:span><text:span text:style-name="T33">:</text:span></text:p>
      <text:p text:style-name="P22"><text:span text:style-name="T29"><text:s text:c="2"/>=&gt; </text:span><text:span text:style-name="T33">Nada más </text:span><text:span text:style-name="T34">emitir una versión, antes de seguir trabajando</text:span><text:span text:style-name="T33">, <text:line-break/></text:span><text:span text:style-name="T34">aumentar la </text:span><text:span text:style-name="T59">X</text:span><text:span text:style-name="T34"> o la </text:span><text:span text:style-name="T59">Y</text:span><text:span text:style-name="T34"> o la </text:span><text:span text:style-name="T59">p</text:span><text:span text:style-name="T34"> según corresponda, y poner </text:span><text:span text:style-name="T59">c</text:span><text:span text:style-name="T34"> a uno.</text:span></text:p>
      <text:p text:style-name="P17"><text:s text:c="2"/>=&gt; <text:span text:style-name="T65">Cuando llega el momento de emitir una nueva versión, justo antes de compilarla, <text:line-break/></text:span><text:span text:style-name="T73">revertir a</text:span><text:span text:style-name="T65"> </text:span><text:span text:style-name="T60">.c0</text:span><text:span text:style-name="T65"> o </text:span><text:span text:style-name="T73">a</text:span><text:span text:style-name="T65"> </text:span><text:span text:style-name="T60">.p0.c0</text:span><text:span text:style-name="T65"> según corresponda.</text:span></text:p>
      <text:p text:style-name="P16"/>
      <text:p text:style-name="P16"><text:soft-page-break/><text:span text:style-name="T66">Un e</text:span>jemplo práctico: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5"/>
          </table:table-cell>
          <table:table-cell table:style-name="Tabla1.B1" office:value-type="string">
            <text:p text:style-name="P68">MAIN</text:p>
          </table:table-cell>
          <table:table-cell table:style-name="Tabla1.C1" office:value-type="string">
            <text:p text:style-name="P68">RELEASE</text:p>
          </table:table-cell>
          <table:table-cell table:style-name="Tabla1.A1" office:value-type="string">
            <text:p text:style-name="P66">notas</text:p>
          </table:table-cell>
        </table:table-row>
        <table:table-row>
          <table:table-cell table:style-name="Tabla1.A2" office:value-type="string">
            <text:p text:style-name="P67">empezar el proyecto</text:p>
          </table:table-cell>
          <table:table-cell table:style-name="Tabla1.A2" office:value-type="string">
            <text:p text:style-name="P38"><text:span text:style-name="T17">1</text:span>.<text:span text:style-name="T69">1</text:span>.<text:span text:style-name="T66">p</text:span><text:span text:style-name="T69">1</text:span>.<text:span text:style-name="T66">c</text:span>1</text:p>
          </table:table-cell>
          <table:table-cell table:style-name="Tabla1.A2" office:value-type="string">
            <text:p text:style-name="P40"/>
          </table:table-cell>
          <table:table-cell table:style-name="Tabla1.D2" office:value-type="string">
            <text:p text:style-name="P30"/>
          </table:table-cell>
        </table:table-row>
        <table:table-row>
          <table:table-cell table:style-name="Tabla1.A2" office:value-type="string">
            <text:p text:style-name="P24">emisión de una versión para probar</text:p>
          </table:table-cell>
          <table:table-cell table:style-name="Tabla1.A2" office:value-type="string">
            <text:p text:style-name="P38"><text:span text:style-name="T49">1</text:span><text:span text:style-name="T45">.</text:span><text:span text:style-name="T47">1</text:span><text:span text:style-name="T45">.</text:span><text:span text:style-name="T50">p</text:span><text:span text:style-name="T45">1</text:span>.<text:span text:style-name="T42">c</text:span>0</text:p>
          </table:table-cell>
          <table:table-cell table:style-name="Tabla1.A2" office:value-type="string">
            <text:p text:style-name="P40"/>
          </table:table-cell>
          <table:table-cell table:style-name="Tabla1.D2" office:value-type="string">
            <text:p text:style-name="P30"/>
          </table:table-cell>
        </table:table-row>
        <table:table-row>
          <table:table-cell table:style-name="Tabla1.A2" office:value-type="string">
            <text:p text:style-name="P24">trabajando</text:p>
          </table:table-cell>
          <table:table-cell table:style-name="Tabla1.A2" office:value-type="string">
            <text:p text:style-name="P38"><text:span text:style-name="T17">1</text:span>.<text:span text:style-name="T69">1.p2</text:span>.<text:span text:style-name="T69">c</text:span>1</text:p>
          </table:table-cell>
          <table:table-cell table:style-name="Tabla1.A2" office:value-type="string">
            <text:p text:style-name="P40"/>
          </table:table-cell>
          <table:table-cell table:style-name="Tabla1.D2" office:value-type="string">
            <text:p text:style-name="P30"/>
          </table:table-cell>
        </table:table-row>
        <table:table-row>
          <table:table-cell table:style-name="Tabla1.A2" office:value-type="string">
            <text:p text:style-name="P24">emisión de una versión para probar</text:p>
          </table:table-cell>
          <table:table-cell table:style-name="Tabla1.A2" office:value-type="string">
            <text:p text:style-name="P38"><text:span text:style-name="T49">1</text:span><text:span text:style-name="T45">.</text:span><text:span text:style-name="T47">1</text:span><text:span text:style-name="T45">.</text:span><text:span text:style-name="T50">p</text:span><text:span text:style-name="T45">2</text:span>.<text:span text:style-name="T42">c</text:span>0</text:p>
          </table:table-cell>
          <table:table-cell table:style-name="Tabla1.A2" office:value-type="string">
            <text:p text:style-name="P40"/>
          </table:table-cell>
          <table:table-cell table:style-name="Tabla1.D2" office:value-type="string">
            <text:p text:style-name="P30"/>
          </table:table-cell>
        </table:table-row>
        <table:table-row>
          <table:table-cell table:style-name="Tabla1.A2" office:value-type="string">
            <text:p text:style-name="P29"/>
          </table:table-cell>
          <table:table-cell table:style-name="Tabla1.A2" office:value-type="string">
            <text:p text:style-name="P38">etc</text:p>
          </table:table-cell>
          <table:table-cell table:style-name="Tabla1.A2" office:value-type="string">
            <text:p text:style-name="P40"/>
          </table:table-cell>
          <table:table-cell table:style-name="Tabla1.D2" office:value-type="string">
            <text:p text:style-name="P30"/>
          </table:table-cell>
        </table:table-row>
        <table:table-row>
          <table:table-cell table:style-name="Tabla1.A2" office:value-type="string">
            <text:p text:style-name="P27">emisión de una <text:span text:style-name="T69">nueva </text:span>versión <text:span text:style-name="T69">a producción</text:span></text:p>
          </table:table-cell>
          <table:table-cell table:style-name="Tabla1.A2" office:value-type="string">
            <text:p text:style-name="P36"><text:span text:style-name="T45">1.1.</text:span><text:span text:style-name="T50">p</text:span><text:span text:style-name="T45">0</text:span>.<text:span text:style-name="T42">c</text:span>0</text:p>
          </table:table-cell>
          <table:table-cell table:style-name="Tabla1.A2" office:value-type="string">
            <text:p text:style-name="P36"><text:span text:style-name="T45">1.1.</text:span><text:span text:style-name="T50">p</text:span><text:span text:style-name="T45">0</text:span>.<text:span text:style-name="T42">c</text:span>0</text:p>
          </table:table-cell>
          <table:table-cell table:style-name="Tabla1.D2" office:value-type="string">
            <text:p text:style-name="P28"/>
          </table:table-cell>
        </table:table-row>
        <table:table-row>
          <table:table-cell table:style-name="Tabla1.A2" office:value-type="string">
            <text:p text:style-name="P24">trabajando</text:p>
          </table:table-cell>
          <table:table-cell table:style-name="Tabla1.A2" office:value-type="string">
            <text:p text:style-name="P38"><text:span text:style-name="T17">2</text:span>.<text:span text:style-name="T69">1</text:span>.<text:span text:style-name="T69">p1</text:span>.<text:span text:style-name="T69">c</text:span>1</text:p>
          </table:table-cell>
          <table:table-cell table:style-name="Tabla1.A2" office:value-type="string">
            <text:p text:style-name="P38"/>
          </table:table-cell>
          <table:table-cell table:style-name="Tabla1.D2" office:value-type="string">
            <text:p text:style-name="P28"/>
          </table:table-cell>
        </table:table-row>
        <table:table-row>
          <table:table-cell table:style-name="Tabla1.A2" office:value-type="string">
            <text:p text:style-name="P24">emisión de una versión para probar</text:p>
          </table:table-cell>
          <table:table-cell table:style-name="Tabla1.A2" office:value-type="string">
            <text:p text:style-name="P39"><text:span text:style-name="T49">2</text:span><text:span text:style-name="T45">.</text:span><text:span text:style-name="T47">1</text:span><text:span text:style-name="T45">.</text:span><text:span text:style-name="T50">p</text:span><text:span text:style-name="T45">1</text:span>.<text:span text:style-name="T42">c</text:span>0</text:p>
          </table:table-cell>
          <table:table-cell table:style-name="Tabla1.A2" office:value-type="string">
            <text:p text:style-name="P38"/>
          </table:table-cell>
          <table:table-cell table:style-name="Tabla1.D2" office:value-type="string">
            <text:p text:style-name="P28"/>
          </table:table-cell>
        </table:table-row>
        <table:table-row>
          <table:table-cell table:style-name="Tabla1.A2" office:value-type="string">
            <text:p text:style-name="P24">trabajando</text:p>
          </table:table-cell>
          <table:table-cell table:style-name="Tabla1.A2" office:value-type="string">
            <text:p text:style-name="P39"><text:span text:style-name="T17">2</text:span>.<text:span text:style-name="T69">1</text:span>.<text:span text:style-name="T69">p2</text:span>.<text:span text:style-name="T69">c</text:span>1</text:p>
          </table:table-cell>
          <table:table-cell table:style-name="Tabla1.A2" office:value-type="string">
            <text:p text:style-name="P38"/>
          </table:table-cell>
          <table:table-cell table:style-name="Tabla1.D2" office:value-type="string">
            <text:p text:style-name="P28"/>
          </table:table-cell>
        </table:table-row>
        <table:table-row>
          <table:table-cell table:style-name="Tabla1.A2" office:value-type="string">
            <text:p text:style-name="P31">trabajando en la corrección de un bug</text:p>
          </table:table-cell>
          <table:table-cell table:style-name="Tabla1.A2" office:value-type="string">
            <text:p text:style-name="P40"/>
          </table:table-cell>
          <table:table-cell table:style-name="Tabla1.A2" office:value-type="string">
            <text:p text:style-name="P43">1.<text:span text:style-name="T70">2</text:span>.<text:span text:style-name="T69">p1</text:span>.<text:span text:style-name="T69">c</text:span>1</text:p>
          </table:table-cell>
          <table:table-cell table:style-name="Tabla1.D2" office:value-type="string">
            <text:p text:style-name="P65">se <text:span text:style-name="T18">parte</text:span> desde la 1.1.<text:span text:style-name="T74">p</text:span>0.<text:span text:style-name="T74">c</text:span>0</text:p>
          </table:table-cell>
        </table:table-row>
        <table:table-row>
          <table:table-cell table:style-name="Tabla1.A2" office:value-type="string">
            <text:p text:style-name="P31">para probar la corrección</text:p>
          </table:table-cell>
          <table:table-cell table:style-name="Tabla1.A2" office:value-type="string">
            <text:p text:style-name="P40"/>
          </table:table-cell>
          <table:table-cell table:style-name="Tabla1.A2" office:value-type="string">
            <text:p text:style-name="P43"><text:span text:style-name="T45">1.</text:span><text:span text:style-name="T48">2</text:span><text:span text:style-name="T45">.</text:span><text:span text:style-name="T46">p</text:span><text:span text:style-name="T45">1</text:span>.<text:span text:style-name="T44">c</text:span>0</text:p>
          </table:table-cell>
          <table:table-cell table:style-name="Tabla1.D2" office:value-type="string">
            <text:p text:style-name="P32"/>
          </table:table-cell>
        </table:table-row>
        <table:table-row>
          <table:table-cell table:style-name="Tabla1.A2" office:value-type="string">
            <text:p text:style-name="P31">trabajando en la corrección de un bug</text:p>
          </table:table-cell>
          <table:table-cell table:style-name="Tabla1.A2" office:value-type="string">
            <text:p text:style-name="P40"/>
          </table:table-cell>
          <table:table-cell table:style-name="Tabla1.A2" office:value-type="string">
            <text:p text:style-name="P43">1.<text:span text:style-name="T70">2</text:span>.<text:span text:style-name="T69">p2</text:span>.<text:span text:style-name="T69">c</text:span>1</text:p>
          </table:table-cell>
          <table:table-cell table:style-name="Tabla1.D2" office:value-type="string">
            <text:p text:style-name="P32"/>
          </table:table-cell>
        </table:table-row>
        <table:table-row>
          <table:table-cell table:style-name="Tabla1.A2" office:value-type="string">
            <text:p text:style-name="P31">para probar la corrección</text:p>
          </table:table-cell>
          <table:table-cell table:style-name="Tabla1.A2" office:value-type="string">
            <text:p text:style-name="P40"/>
          </table:table-cell>
          <table:table-cell table:style-name="Tabla1.A2" office:value-type="string">
            <text:p text:style-name="P43"><text:span text:style-name="T45">1.</text:span><text:span text:style-name="T48">2</text:span><text:span text:style-name="T45">.</text:span><text:span text:style-name="T46">p</text:span><text:span text:style-name="T45">2</text:span>.<text:span text:style-name="T44">c</text:span>0</text:p>
          </table:table-cell>
          <table:table-cell table:style-name="Tabla1.D2" office:value-type="string">
            <text:p text:style-name="P32"/>
          </table:table-cell>
        </table:table-row>
        <table:table-row>
          <table:table-cell table:style-name="Tabla1.A2" office:value-type="string">
            <text:p text:style-name="P24"/>
          </table:table-cell>
          <table:table-cell table:style-name="Tabla1.A2" office:value-type="string">
            <text:p text:style-name="P40"/>
          </table:table-cell>
          <table:table-cell table:style-name="Tabla1.A2" office:value-type="string">
            <text:p text:style-name="P45">etc</text:p>
          </table:table-cell>
          <table:table-cell table:style-name="Tabla1.D2" office:value-type="string">
            <text:p text:style-name="P32"/>
          </table:table-cell>
        </table:table-row>
        <table:table-row>
          <table:table-cell table:style-name="Tabla1.A2" office:value-type="string">
            <text:p text:style-name="P24">emisión de <text:span text:style-name="T69">la</text:span> corrección <text:span text:style-name="T69">a producción</text:span></text:p>
          </table:table-cell>
          <table:table-cell table:style-name="Tabla1.A2" office:value-type="string">
            <text:p text:style-name="P40"/>
          </table:table-cell>
          <table:table-cell table:style-name="Tabla1.A2" office:value-type="string">
            <text:p text:style-name="P36"><text:span text:style-name="T45">1.2.</text:span><text:span text:style-name="T46">p</text:span><text:span text:style-name="T45">0</text:span>.<text:span text:style-name="T44">c</text:span>0</text:p>
          </table:table-cell>
          <table:table-cell table:style-name="Tabla1.D2" office:value-type="string">
            <text:p text:style-name="P32"/>
          </table:table-cell>
        </table:table-row>
        <table:table-row>
          <table:table-cell table:style-name="Tabla1.A2" office:value-type="string">
            <text:p text:style-name="P33"><text:span text:style-name="T18">i</text:span>ncorporar la corrección al desarrollo en curso</text:p>
          </table:table-cell>
          <table:table-cell table:style-name="Tabla1.A2" office:value-type="string">
            <text:p text:style-name="P41"><text:span text:style-name="T45">2.</text:span><text:span text:style-name="T47">1</text:span><text:span text:style-name="T45">.</text:span><text:span text:style-name="T47">p2</text:span>.<text:span text:style-name="T69">c</text:span><text:span text:style-name="T73">0</text:span></text:p>
          </table:table-cell>
          <table:table-cell table:style-name="Tabla1.A2" office:value-type="string">
            <text:p text:style-name="P38"/>
          </table:table-cell>
          <table:table-cell table:style-name="Tabla1.D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24">trabajando</text:p>
          </table:table-cell>
          <table:table-cell table:style-name="Tabla1.A2" office:value-type="string">
            <text:p text:style-name="P41">2.<text:span text:style-name="T69">1</text:span>.<text:span text:style-name="T69">p</text:span><text:span text:style-name="T73">3</text:span>.<text:span text:style-name="T69">c</text:span><text:span text:style-name="T18">1</text:span></text:p>
          </table:table-cell>
          <table:table-cell table:style-name="Tabla1.A2" office:value-type="string">
            <text:p text:style-name="P38"/>
          </table:table-cell>
          <table:table-cell table:style-name="Tabla1.D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24">emisión de una versión para probar</text:p>
          </table:table-cell>
          <table:table-cell table:style-name="Tabla1.A2" office:value-type="string">
            <text:p text:style-name="P41"><text:span text:style-name="T45">2.</text:span><text:span text:style-name="T47">1</text:span><text:span text:style-name="T45">.</text:span><text:span text:style-name="T46">p</text:span><text:span text:style-name="T51">3</text:span>.<text:span text:style-name="T44">c</text:span>0</text:p>
          </table:table-cell>
          <table:table-cell table:style-name="Tabla1.A2" office:value-type="string">
            <text:p text:style-name="P38"/>
          </table:table-cell>
          <table:table-cell table:style-name="Tabla1.D2" office:value-type="string">
            <text:p text:style-name="P28"/>
          </table:table-cell>
        </table:table-row>
        <table:table-row>
          <table:table-cell table:style-name="Tabla1.A2" office:value-type="string">
            <text:p text:style-name="P24"/>
          </table:table-cell>
          <table:table-cell table:style-name="Tabla1.A2" office:value-type="string">
            <text:p text:style-name="P41">etc</text:p>
          </table:table-cell>
          <table:table-cell table:style-name="Tabla1.A2" office:value-type="string">
            <text:p text:style-name="P38"/>
          </table:table-cell>
          <table:table-cell table:style-name="Tabla1.D2" office:value-type="string">
            <text:p text:style-name="P28"/>
          </table:table-cell>
        </table:table-row>
        <table:table-row>
          <table:table-cell table:style-name="Tabla1.A2" office:value-type="string">
            <text:p text:style-name="P25">emisión de una <text:span text:style-name="T69">nueva</text:span> versión <text:span text:style-name="T69">a producción</text:span></text:p>
          </table:table-cell>
          <table:table-cell table:style-name="Tabla1.A2" office:value-type="string">
            <text:p text:style-name="P37"><text:span text:style-name="T45">2.1.</text:span><text:span text:style-name="T46">p</text:span><text:span text:style-name="T45">0</text:span>.<text:span text:style-name="T44">c</text:span>0</text:p>
          </table:table-cell>
          <table:table-cell table:style-name="Tabla1.A2" office:value-type="string">
            <text:p text:style-name="P37"><text:span text:style-name="T45">2.1.</text:span><text:span text:style-name="T46">p</text:span><text:span text:style-name="T45">0</text:span>.<text:span text:style-name="T44">c</text:span>0</text:p>
          </table:table-cell>
          <table:table-cell table:style-name="Tabla1.D2" office:value-type="string">
            <text:p text:style-name="P6"><text:span text:style-name="T3">Se retira la </text:span><text:span text:style-name="T5">versión</text:span><text:span text:style-name="T3"> </text:span><text:span text:style-name="T7">1.</text:span><text:span text:style-name="T52">Y</text:span><text:span text:style-name="T7">.</text:span><text:span text:style-name="T9">p</text:span><text:span text:style-name="T7">0</text:span><text:span text:style-name="T10">.</text:span><text:span text:style-name="T11">c</text:span><text:span text:style-name="T10">0</text:span><text:span text:style-name="T3"> </text:span></text:p>
          </table:table-cell>
        </table:table-row>
        <table:table-row>
          <table:table-cell table:style-name="Tabla1.A2" office:value-type="string">
            <text:p text:style-name="P24">trabajando</text:p>
          </table:table-cell>
          <table:table-cell table:style-name="Tabla1.A2" office:value-type="string">
            <text:p text:style-name="P43">3.<text:span text:style-name="T69">1</text:span>.<text:span text:style-name="T69">p1</text:span>.<text:span text:style-name="T69">c</text:span>1</text:p>
          </table:table-cell>
          <table:table-cell table:style-name="Tabla1.A2" office:value-type="string">
            <text:p text:style-name="P38"/>
          </table:table-cell>
          <table:table-cell table:style-name="Tabla1.D2" office:value-type="string">
            <text:p text:style-name="P28"/>
          </table:table-cell>
        </table:table-row>
        <table:table-row>
          <table:table-cell table:style-name="Tabla1.A2" office:value-type="string">
            <text:p text:style-name="P24">emisión de una versión para probar</text:p>
          </table:table-cell>
          <table:table-cell table:style-name="Tabla1.A2" office:value-type="string">
            <text:p text:style-name="P43"><text:span text:style-name="T45">3.</text:span><text:span text:style-name="T47">1</text:span><text:span text:style-name="T45">.</text:span><text:span text:style-name="T46">p</text:span><text:span text:style-name="T45">1</text:span>.<text:span text:style-name="T44">c</text:span>0</text:p>
          </table:table-cell>
          <table:table-cell table:style-name="Tabla1.A2" office:value-type="string">
            <text:p text:style-name="P38"/>
          </table:table-cell>
          <table:table-cell table:style-name="Tabla1.D2" office:value-type="string">
            <text:p text:style-name="P28"/>
          </table:table-cell>
        </table:table-row>
        <table:table-row>
          <table:table-cell table:style-name="Tabla1.A2" office:value-type="string">
            <text:p text:style-name="P24">trabajando</text:p>
          </table:table-cell>
          <table:table-cell table:style-name="Tabla1.A2" office:value-type="string">
            <text:p text:style-name="P43">3.<text:span text:style-name="T69">1</text:span>.<text:span text:style-name="T69">p2</text:span>.<text:span text:style-name="T69">c</text:span>1</text:p>
          </table:table-cell>
          <table:table-cell table:style-name="Tabla1.A2" office:value-type="string">
            <text:p text:style-name="P38"/>
          </table:table-cell>
          <table:table-cell table:style-name="Tabla1.D2" office:value-type="string">
            <text:p text:style-name="P28"/>
          </table:table-cell>
        </table:table-row>
        <table:table-row>
          <table:table-cell table:style-name="Tabla1.A2" office:value-type="string">
            <text:p text:style-name="P24">emisión de una versión para probar</text:p>
          </table:table-cell>
          <table:table-cell table:style-name="Tabla1.A2" office:value-type="string">
            <text:p text:style-name="P43"><text:span text:style-name="T45">3.</text:span><text:span text:style-name="T47">1</text:span><text:span text:style-name="T45">.</text:span><text:span text:style-name="T46">p</text:span><text:span text:style-name="T45">2</text:span>.<text:span text:style-name="T44">c</text:span>0</text:p>
          </table:table-cell>
          <table:table-cell table:style-name="Tabla1.A2" office:value-type="string">
            <text:p text:style-name="P38"/>
          </table:table-cell>
          <table:table-cell table:style-name="Tabla1.D2" office:value-type="string">
            <text:p text:style-name="P28"/>
          </table:table-cell>
        </table:table-row>
        <table:table-row>
          <table:table-cell table:style-name="Tabla1.A2" office:value-type="string">
            <text:p text:style-name="P24">trabajando</text:p>
          </table:table-cell>
          <table:table-cell table:style-name="Tabla1.A2" office:value-type="string">
            <text:p text:style-name="P43">3.<text:span text:style-name="T69">1</text:span>.<text:span text:style-name="T69">p3</text:span>.<text:span text:style-name="T69">c</text:span>1</text:p>
          </table:table-cell>
          <table:table-cell table:style-name="Tabla1.A2" office:value-type="string">
            <text:p text:style-name="P38"/>
          </table:table-cell>
          <table:table-cell table:style-name="Tabla1.D2" office:value-type="string">
            <text:p text:style-name="P28"/>
          </table:table-cell>
        </table:table-row>
        <table:table-row>
          <table:table-cell table:style-name="Tabla1.A2" office:value-type="string">
            <text:p text:style-name="P26">emisión de una versión para probar</text:p>
          </table:table-cell>
          <table:table-cell table:style-name="Tabla1.A2" office:value-type="string">
            <text:p text:style-name="P44"><text:span text:style-name="T45">3.</text:span><text:span text:style-name="T47">1</text:span><text:span text:style-name="T45">.</text:span><text:span text:style-name="T46">p</text:span><text:span text:style-name="T45">3</text:span>.<text:span text:style-name="T44">c</text:span>0</text:p>
          </table:table-cell>
          <table:table-cell table:style-name="Tabla1.A2" office:value-type="string">
            <text:p text:style-name="P38"/>
          </table:table-cell>
          <table:table-cell table:style-name="Tabla1.D2" office:value-type="string">
            <text:p text:style-name="P28"/>
          </table:table-cell>
        </table:table-row>
        <text:soft-page-break/>
        <table:table-row>
          <table:table-cell table:style-name="Tabla1.A2" office:value-type="string">
            <text:p text:style-name="P24">trabajando</text:p>
          </table:table-cell>
          <table:table-cell table:style-name="Tabla1.A2" office:value-type="string">
            <text:p text:style-name="P43">3.<text:span text:style-name="T69">1</text:span>.<text:span text:style-name="T69">p4</text:span>.<text:span text:style-name="T69">c</text:span>1</text:p>
          </table:table-cell>
          <table:table-cell table:style-name="Tabla1.A2" office:value-type="string">
            <text:p text:style-name="P38"/>
          </table:table-cell>
          <table:table-cell table:style-name="Tabla1.D2" office:value-type="string">
            <text:p text:style-name="P28"/>
          </table:table-cell>
        </table:table-row>
        <table:table-row>
          <table:table-cell table:style-name="Tabla1.A2" office:value-type="string">
            <text:p text:style-name="P25">emisión de una <text:span text:style-name="T69">nueva</text:span> versión <text:span text:style-name="T69">a producción</text:span></text:p>
          </table:table-cell>
          <table:table-cell table:style-name="Tabla1.A2" office:value-type="string">
            <text:p text:style-name="P37"><text:span text:style-name="T47">3</text:span><text:span text:style-name="T45">.1.</text:span><text:span text:style-name="T46">p</text:span><text:span text:style-name="T45">0</text:span>.<text:span text:style-name="T44">c</text:span>0</text:p>
          </table:table-cell>
          <table:table-cell table:style-name="Tabla1.A2" office:value-type="string">
            <text:p text:style-name="P37"><text:span text:style-name="T47">3</text:span><text:span text:style-name="T45">.1.</text:span><text:span text:style-name="T46">p</text:span><text:span text:style-name="T45">0</text:span>.<text:span text:style-name="T44">c</text:span>0</text:p>
          </table:table-cell>
          <table:table-cell table:style-name="Tabla1.D2" office:value-type="string">
            <text:p text:style-name="P6"><text:span text:style-name="T3">Se retira la </text:span><text:span text:style-name="T5">versión</text:span><text:span text:style-name="T3"> </text:span><text:span text:style-name="T8">2</text:span><text:span text:style-name="T7">.</text:span><text:span text:style-name="T52">Y</text:span><text:span text:style-name="T7">.</text:span><text:span text:style-name="T9">p</text:span><text:span text:style-name="T7">0</text:span><text:span text:style-name="T3">.</text:span><text:span text:style-name="T4">c</text:span><text:span text:style-name="T3">0 </text:span></text:p>
          </table:table-cell>
        </table:table-row>
        <table:table-row>
          <table:table-cell table:style-name="Tabla1.A2" office:value-type="string">
            <text:p text:style-name="P24">trabajando</text:p>
          </table:table-cell>
          <table:table-cell table:style-name="Tabla1.A2" office:value-type="string">
            <text:p text:style-name="P43"><text:span text:style-name="T69">4</text:span>.<text:span text:style-name="T69">1</text:span>.<text:span text:style-name="T69">p1</text:span>.<text:span text:style-name="T69">c</text:span>1</text:p>
          </table:table-cell>
          <table:table-cell table:style-name="Tabla1.A2" office:value-type="string">
            <text:p text:style-name="P38"/>
          </table:table-cell>
          <table:table-cell table:style-name="Tabla1.D2" office:value-type="string">
            <text:p text:style-name="P28"/>
          </table:table-cell>
        </table:table-row>
        <table:table-row>
          <table:table-cell table:style-name="Tabla1.A2" office:value-type="string">
            <text:p text:style-name="P24">emisión de una versión para probar</text:p>
          </table:table-cell>
          <table:table-cell table:style-name="Tabla1.A2" office:value-type="string">
            <text:p text:style-name="P41"><text:span text:style-name="T48">4</text:span><text:span text:style-name="T45">.</text:span><text:span text:style-name="T47">1</text:span><text:span text:style-name="T45">.</text:span><text:span text:style-name="T46">p</text:span><text:span text:style-name="T48">1</text:span>.<text:span text:style-name="T44">c</text:span>0</text:p>
          </table:table-cell>
          <table:table-cell table:style-name="Tabla1.A2" office:value-type="string">
            <text:p text:style-name="P38"/>
          </table:table-cell>
          <table:table-cell table:style-name="Tabla1.D2" office:value-type="string">
            <text:p text:style-name="P28"/>
          </table:table-cell>
        </table:table-row>
        <table:table-row>
          <table:table-cell table:style-name="Tabla1.A2" office:value-type="string">
            <text:p text:style-name="P35">trabajando</text:p>
          </table:table-cell>
          <table:table-cell table:style-name="Tabla1.A2" office:value-type="string">
            <text:p text:style-name="P42"><text:span text:style-name="T70">4</text:span>.<text:span text:style-name="T69">1</text:span>.<text:span text:style-name="T44">p</text:span><text:span text:style-name="T70">2</text:span>.<text:span text:style-name="T44">c</text:span><text:span text:style-name="T70">1</text:span></text:p>
          </table:table-cell>
          <table:table-cell table:style-name="Tabla1.A2" office:value-type="string">
            <text:p text:style-name="P38"/>
          </table:table-cell>
          <table:table-cell table:style-name="Tabla1.D2" office:value-type="string">
            <text:p text:style-name="P28"/>
          </table:table-cell>
        </table:table-row>
        <table:table-row>
          <table:table-cell table:style-name="Tabla1.A2" office:value-type="string">
            <text:p text:style-name="P31">trabajando en la corrección de un bug</text:p>
          </table:table-cell>
          <table:table-cell table:style-name="Tabla1.A2" office:value-type="string">
            <text:p text:style-name="P40"/>
          </table:table-cell>
          <table:table-cell table:style-name="Tabla1.A2" office:value-type="string">
            <text:p text:style-name="P43"><text:span text:style-name="T70">3</text:span>.<text:span text:style-name="T70">2</text:span>.<text:span text:style-name="T69">p1</text:span>.<text:span text:style-name="T69">c</text:span>1</text:p>
          </table:table-cell>
          <table:table-cell table:style-name="Tabla1.D2" office:value-type="string">
            <text:p text:style-name="P65">se <text:span text:style-name="T18">parte</text:span> desde la <text:span text:style-name="T70">3</text:span>.1.<text:span text:style-name="T74">p</text:span>0.<text:span text:style-name="T74">c</text:span>0</text:p>
          </table:table-cell>
        </table:table-row>
        <table:table-row>
          <table:table-cell table:style-name="Tabla1.A2" office:value-type="string">
            <text:p text:style-name="P31">para probar la corrección</text:p>
          </table:table-cell>
          <table:table-cell table:style-name="Tabla1.A2" office:value-type="string">
            <text:p text:style-name="P40"/>
          </table:table-cell>
          <table:table-cell table:style-name="Tabla1.A2" office:value-type="string">
            <text:p text:style-name="P43"><text:span text:style-name="T48">3</text:span><text:span text:style-name="T45">.</text:span><text:span text:style-name="T48">2</text:span><text:span text:style-name="T45">.</text:span><text:span text:style-name="T46">p</text:span><text:span text:style-name="T45">1</text:span>.<text:span text:style-name="T44">c</text:span>0</text:p>
          </table:table-cell>
          <table:table-cell table:style-name="Tabla1.D2" office:value-type="string">
            <text:p text:style-name="P32"/>
          </table:table-cell>
        </table:table-row>
        <table:table-row>
          <table:table-cell table:style-name="Tabla1.A2" office:value-type="string">
            <text:p text:style-name="P31">trabajando en la corrección de un bug</text:p>
          </table:table-cell>
          <table:table-cell table:style-name="Tabla1.A2" office:value-type="string">
            <text:p text:style-name="P40"/>
          </table:table-cell>
          <table:table-cell table:style-name="Tabla1.A2" office:value-type="string">
            <text:p text:style-name="P43"><text:span text:style-name="T70">3</text:span>.<text:span text:style-name="T70">2</text:span>.<text:span text:style-name="T69">p2</text:span>.<text:span text:style-name="T69">c</text:span>1</text:p>
          </table:table-cell>
          <table:table-cell table:style-name="Tabla1.D2" office:value-type="string">
            <text:p text:style-name="P32"/>
          </table:table-cell>
        </table:table-row>
        <table:table-row>
          <table:table-cell table:style-name="Tabla1.A2" office:value-type="string">
            <text:p text:style-name="P31">para probar la corrección</text:p>
          </table:table-cell>
          <table:table-cell table:style-name="Tabla1.A2" office:value-type="string">
            <text:p text:style-name="P40"/>
          </table:table-cell>
          <table:table-cell table:style-name="Tabla1.A2" office:value-type="string">
            <text:p text:style-name="P43"><text:span text:style-name="T48">3</text:span><text:span text:style-name="T45">.</text:span><text:span text:style-name="T48">2</text:span><text:span text:style-name="T45">.</text:span><text:span text:style-name="T46">p</text:span><text:span text:style-name="T45">2</text:span>.<text:span text:style-name="T44">c</text:span>0</text:p>
          </table:table-cell>
          <table:table-cell table:style-name="Tabla1.D2" office:value-type="string">
            <text:p text:style-name="P32"/>
          </table:table-cell>
        </table:table-row>
        <table:table-row>
          <table:table-cell table:style-name="Tabla1.A2" office:value-type="string">
            <text:p text:style-name="P24"/>
          </table:table-cell>
          <table:table-cell table:style-name="Tabla1.A2" office:value-type="string">
            <text:p text:style-name="P40"/>
          </table:table-cell>
          <table:table-cell table:style-name="Tabla1.A2" office:value-type="string">
            <text:p text:style-name="P45">etc</text:p>
          </table:table-cell>
          <table:table-cell table:style-name="Tabla1.D2" office:value-type="string">
            <text:p text:style-name="P32"/>
          </table:table-cell>
        </table:table-row>
        <table:table-row>
          <table:table-cell table:style-name="Tabla1.A2" office:value-type="string">
            <text:p text:style-name="P24">emisión de <text:span text:style-name="T69">la</text:span> corrección <text:span text:style-name="T69">a producción</text:span></text:p>
          </table:table-cell>
          <table:table-cell table:style-name="Tabla1.A2" office:value-type="string">
            <text:p text:style-name="P40"/>
          </table:table-cell>
          <table:table-cell table:style-name="Tabla1.A2" office:value-type="string">
            <text:p text:style-name="P36"><text:span text:style-name="T48">3</text:span><text:span text:style-name="T45">.2.</text:span><text:span text:style-name="T46">p</text:span><text:span text:style-name="T45">0</text:span>.<text:span text:style-name="T44">c</text:span>0</text:p>
          </table:table-cell>
          <table:table-cell table:style-name="Tabla1.D2" office:value-type="string">
            <text:p text:style-name="P32"/>
          </table:table-cell>
        </table:table-row>
        <table:table-row>
          <table:table-cell table:style-name="Tabla1.A2" office:value-type="string">
            <text:p text:style-name="P33"><text:span text:style-name="T18">i</text:span>ncorporar la corrección al desarrollo en curso</text:p>
          </table:table-cell>
          <table:table-cell table:style-name="Tabla1.A2" office:value-type="string">
            <text:p text:style-name="P41"><text:span text:style-name="T48">4</text:span><text:span text:style-name="T45">.</text:span><text:span text:style-name="T47">1</text:span><text:span text:style-name="T45">.</text:span><text:span text:style-name="T47">p</text:span><text:span text:style-name="T51">2</text:span>.<text:span text:style-name="T69">c</text:span><text:span text:style-name="T73">0</text:span></text:p>
          </table:table-cell>
          <table:table-cell table:style-name="Tabla1.A2" office:value-type="string">
            <text:p text:style-name="P38"/>
          </table:table-cell>
          <table:table-cell table:style-name="Tabla1.D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24">trabajando</text:p>
          </table:table-cell>
          <table:table-cell table:style-name="Tabla1.A2" office:value-type="string">
            <text:p text:style-name="P41"><text:span text:style-name="T70">4</text:span>.<text:span text:style-name="T69">1</text:span>.<text:span text:style-name="T69">p</text:span><text:span text:style-name="T73">3</text:span>.<text:span text:style-name="T69">c</text:span><text:span text:style-name="T18">1</text:span></text:p>
          </table:table-cell>
          <table:table-cell table:style-name="Tabla1.A2" office:value-type="string">
            <text:p text:style-name="P38"/>
          </table:table-cell>
          <table:table-cell table:style-name="Tabla1.D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24">emisión de una versión para probar</text:p>
          </table:table-cell>
          <table:table-cell table:style-name="Tabla1.A2" office:value-type="string">
            <text:p text:style-name="P41"><text:span text:style-name="T48">4</text:span><text:span text:style-name="T45">.</text:span><text:span text:style-name="T47">1</text:span><text:span text:style-name="T45">.</text:span><text:span text:style-name="T46">p</text:span><text:span text:style-name="T51">3</text:span>.<text:span text:style-name="T44">c</text:span>0</text:p>
          </table:table-cell>
          <table:table-cell table:style-name="Tabla1.A2" office:value-type="string">
            <text:p text:style-name="P38"/>
          </table:table-cell>
          <table:table-cell table:style-name="Tabla1.D2" office:value-type="string">
            <text:p text:style-name="P28"/>
          </table:table-cell>
        </table:table-row>
        <table:table-row>
          <table:table-cell table:style-name="Tabla1.A2" office:value-type="string">
            <text:p text:style-name="P35">trabajando</text:p>
          </table:table-cell>
          <table:table-cell table:style-name="Tabla1.A2" office:value-type="string">
            <text:p text:style-name="P42"><text:span text:style-name="T70">4</text:span>.<text:span text:style-name="T69">1</text:span>.<text:span text:style-name="T44">p</text:span><text:span text:style-name="T73">4</text:span>.<text:span text:style-name="T44">c</text:span><text:span text:style-name="T70">1</text:span></text:p>
          </table:table-cell>
          <table:table-cell table:style-name="Tabla1.A2" office:value-type="string">
            <text:p text:style-name="P38"/>
          </table:table-cell>
          <table:table-cell table:style-name="Tabla1.D2" office:value-type="string">
            <text:p text:style-name="P28"/>
          </table:table-cell>
        </table:table-row>
        <table:table-row>
          <table:table-cell table:style-name="Tabla1.A2" office:value-type="string">
            <text:p text:style-name="P24"/>
          </table:table-cell>
          <table:table-cell table:style-name="Tabla1.A2" office:value-type="string">
            <text:p text:style-name="P41">etc</text:p>
          </table:table-cell>
          <table:table-cell table:style-name="Tabla1.A2" office:value-type="string">
            <text:p text:style-name="P38"/>
          </table:table-cell>
          <table:table-cell table:style-name="Tabla1.D2" office:value-type="string">
            <text:p text:style-name="P28"/>
          </table:table-cell>
        </table:table-row>
        <table:table-row>
          <table:table-cell table:style-name="Tabla1.A2" office:value-type="string">
            <text:p text:style-name="P24"/>
          </table:table-cell>
          <table:table-cell table:style-name="Tabla1.A2" office:value-type="string">
            <text:p text:style-name="P41"/>
          </table:table-cell>
          <table:table-cell table:style-name="Tabla1.A2" office:value-type="string">
            <text:p text:style-name="P46">etc</text:p>
          </table:table-cell>
          <table:table-cell table:style-name="Tabla1.D2" office:value-type="string">
            <text:p text:style-name="P28"/>
          </table:table-cell>
        </table:table-row>
        <table:table-row>
          <table:table-cell table:style-name="Tabla1.A2" office:value-type="string">
            <text:p text:style-name="P24"/>
          </table:table-cell>
          <table:table-cell table:style-name="Tabla1.A2" office:value-type="string">
            <text:p text:style-name="P46">etc</text:p>
          </table:table-cell>
          <table:table-cell table:style-name="Tabla1.A2" office:value-type="string">
            <text:p text:style-name="P38"/>
          </table:table-cell>
          <table:table-cell table:style-name="Tabla1.D2" office:value-type="string">
            <text:p text:style-name="P28"/>
          </table:table-cell>
        </table:table-row>
      </table:table>
      <text:p text:style-name="P4"/>
      <text:p text:style-name="P54"><text:span text:style-name="T76">E</text:span><text:span text:style-name="T77">l versionado es </text:span><text:span text:style-name="T78">SOLO</text:span><text:span text:style-name="T77"> PARA IDENTIFICAR exactamente</text:span><text:span text:style-name="T76"> con qué pieza </text:span><text:span text:style-name="T77">única </text:span><text:span text:style-name="T76">de software estamos lidiando. <text:s/></text:span><text:span text:style-name="T77">De ahí la importancia de que </text:span><text:span text:style-name="T78">cada emisión </text:span><text:span text:style-name="T77">sea realmente única.</text:span></text:p>
      <text:p text:style-name="P49"><text:span text:style-name="T75">Es decir, cualquier cambio, por mínimo que sea, ha de implicar si o si algún cambio de versión.</text:span></text:p>
      <text:p text:style-name="P48">nota:<text:tab/>Emitir una versión significa dejar <text:span text:style-name="T73">una copia d</text:span>el software en manos de cualquier persona fuera del equipo que está programando.</text:p>
      <text:p text:style-name="P51"><text:span text:style-name="T27">n</text:span><text:span text:style-name="T20">ota:<text:tab/></text:span><text:span text:style-name="T26">Nunca es buena idea lanzar otra emisión con la misma numeración. </text:span><text:span text:style-name="T20">Si se descubre cualquier problema a </text:span><text:span text:style-name="T27">pocos minutos u </text:span><text:span text:style-name="T20">horas de haber emitido una versión. Tendremos que emitir otra </text:span><text:span text:style-name="T27">versión</text:span><text:span text:style-name="T20"> con una numeración diferente.</text:span></text:p>
      <text:p text:style-name="P34"><text:span text:style-name="T20">nota: <text:tab/>No pasa nada por </text:span><text:span text:style-name="T27">emitir</text:span><text:span text:style-name="T20"> una </text:span><text:span text:style-name="T24">versión</text:span><text:span text:style-name="T20"> </text:span><text:span text:style-name="T16">para después</text:span><text:span text:style-name="T20">, </text:span><text:span text:style-name="T25">casi enseguida</text:span><text:span text:style-name="T20">, </text:span><text:span text:style-name="T27">emitir</text:span><text:span text:style-name="T20"> otra +1 </text:span><text:span text:style-name="T25">e </text:span><text:span text:style-name="T21">inmediatamente después</text:span><text:span text:style-name="T20"> otra +2, </text:span><text:span text:style-name="T25">s</text:span><text:span text:style-name="T22">eguida </text:span><text:span text:style-name="T25">de </text:span><text:span text:style-name="T22">otra +3 </text:span><text:span text:style-name="T25">al poco tiempo</text:span><text:span text:style-name="T22">, </text:span><text:span text:style-name="T23">etc.</text:span></text:p>
      <text:p text:style-name="P7"><text:span text:style-name="T35">nota:</text:span><text:span text:style-name="T29"><text:tab/>Tampoco pasa nada por llegar hasta versiones del estilo de </text:span><text:span text:style-name="T15">5</text:span><text:span text:style-name="T61">7.24.</text:span><text:span text:style-name="T62">p</text:span><text:span text:style-name="T15">8</text:span><text:span text:style-name="T13">.</text:span><text:span text:style-name="T14">c0</text:span><text:span text:style-name="T29"> <text:s/>o similares...</text:span></text:p>
      <text:p text:style-name="P50"><text:span text:style-name="T32">Lo </text:span><text:span text:style-name="T36">dicho, lo </text:span><text:span text:style-name="T32">importante es que cada versión </text:span><text:span text:style-name="T36">emitida</text:span><text:span text:style-name="T32"> sea </text:span><text:span text:style-name="T35">única</text:span><text:span text:style-name="T32">.</text:span></text:p>
      <text:p text:style-name="P8"><text:s text:c="6"/></text:p>
      <text:p text:style-name="P53"/>
      <text:p text:style-name="P52"><text:soft-page-break/><text:span text:style-name="T68">Al diseñar un esquema de versionado. </text:span><text:span text:style-name="T66">Si se empiezan a considera</text:span><text:span text:style-name="T1">r aspectos “estéticos” </text:span><text:span text:style-name="T19">o “</text:span><text:span text:style-name="T1">marquetinianos” tales como:</text:span> qué número de versión queda más o menos “bonito”, o <text:span text:style-name="T19">cual es</text:span> más o menos “vendible”, <text:span text:style-name="T67">o qué versión “conviene” </text:span><text:span text:style-name="T68">emitir en ese momento</text:span><text:span text:style-name="T67">, </text:span><text:span text:style-name="T19">o cual </text:span><text:span text:style-name="T67">puede “disimular” mejor</text:span><text:span text:style-name="T19"> la cantidad de errores que se han tenido que corregir, </text:span><text:span text:style-name="T1">o...</text:span> </text:p>
      <text:p text:style-name="P52"><text:span text:style-name="T67">Es muy posible que acabemos con un esquema de versionado subjetivo y difícil de gestionar. </text:span><text:span text:style-name="T80">U</text:span><text:span text:style-name="T67">n </text:span><text:span text:style-name="T68">esquema</text:span><text:span text:style-name="T67"> donde tendremos discusiones y dudas continuas cada vez que vamos a emitir una nueva versión.</text:span></text:p>
      <text:p text:style-name="P9"><text:span text:style-name="T80">Para evitarlo, se ha de intentar poner </text:span>reglas <text:span text:style-name="T1">objetivas </text:span><text:span text:style-name="T68">y </text:span>simples. <text:span text:style-name="T79">Reglas que permitan ir incrementando versiones sin mucho pensar.</text:span> <text:span text:style-name="T67">Como, por ejemplo, las anteriormente citadas:</text:span></text:p>
      <text:p text:style-name="P55"><text:span text:style-name="T29">=&gt;<text:tab/></text:span><text:span text:style-name="T33">Nada más </text:span><text:span text:style-name="T34">emitir una versión, antes de seguir trabajando</text:span><text:span text:style-name="T33">, <text:line-break/></text:span><text:span text:style-name="T34">aumentar la </text:span><text:span text:style-name="T59">X</text:span><text:span text:style-name="T34"> o la </text:span><text:span text:style-name="T59">Y</text:span><text:span text:style-name="T34"> o la </text:span><text:span text:style-name="T59">p</text:span><text:span text:style-name="T34"> según corresponda, y poner </text:span><text:span text:style-name="T59">c</text:span><text:span text:style-name="T34"> a uno.</text:span></text:p>
      <text:p text:style-name="P55">=&gt;<text:tab/><text:span text:style-name="T65">Cuando llega el momento de emitir una nueva versión, justo antes de compilarla, <text:line-break/></text:span><text:span text:style-name="T74">revertir a</text:span><text:span text:style-name="T65"> </text:span><text:span text:style-name="T60">.c0</text:span><text:span text:style-name="T65"> o </text:span><text:span text:style-name="T74">a</text:span><text:span text:style-name="T65"> </text:span><text:span text:style-name="T60">.p0.c0</text:span><text:span text:style-name="T65"> según corresponda.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tifakt Element" svg:font-family="'Artifakt Element'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line-height="100%" fo:text-align="justify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false" style:font-name-asian="Calibri1" style:font-family-asian="Calibri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style:contextual-spacing="false" fo:text-align="center" style:justify-single-word="false"/>
      <style:text-properties style:rfc-language-tag="es-ES-u-co-trad" fo:language="es" fo:country="ES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style:contextual-spacing="false" fo:text-align="center" style:justify-single-word="false" fo:break-before="page" fo:padding-left="0cm" fo:padding-right="0cm" fo:padding-top="0cm" fo:padding-bottom="0.035cm" fo:border-left="none" fo:border-right="none" fo:border-top="none" fo:border-bottom="0.51pt solid #000000" fo:keep-with-next="always"/>
      <style:text-properties style:font-name="Arial" fo:font-family="Arial" style:font-family-generic="roman" style:font-pitch="variable" fo:font-size="16pt" style:letter-kerning="true" style:font-size-asian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1.27cm" fo:margin-bottom="0.318cm" style:contextual-spacing="false" fo:text-align="start" style:justify-single-word="false" fo:padding-left="0cm" fo:padding-right="0cm" fo:padding-top="0.035cm" fo:padding-bottom="0.035cm" fo:border-left="none" fo:border-right="none" fo:border-top="0.51pt dotted #000000" fo:border-bottom="0.51pt dotted #000000" fo:keep-with-next="always"/>
      <style:text-properties style:font-name="Arial" fo:font-family="Arial" style:font-family-generic="roman" style:font-pitch="variabl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847cm" fo:margin-bottom="0.212cm" style:contextual-spacing="false" fo:text-align="start" style:justify-single-word="false" fo:padding-left="0cm" fo:padding-right="0cm" fo:padding-top="0cm" fo:padding-bottom="0.035cm" fo:border-left="none" fo:border-right="none" fo:border-top="none" fo:border-bottom="0.51pt dotted #000000" fo:keep-with-next="always"/>
      <style:text-properties style:font-name="Arial" fo:font-family="Arial" style:font-family-generic="roman" style:font-pitch="variable" fo:font-size="10pt" style:font-size-asian="10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12cm" fo:margin-bottom="0.212cm" style:contextual-spacing="false" fo:text-align="start" style:justify-single-word="false" fo:keep-with-next="always"/>
      <style:text-properties style:font-name="Arial" fo:font-family="Arial" style:font-family-generic="roman" style:font-pitch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fo:font-weight="bold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style:contextual-spacing="false"/>
      <style:text-properties fo:font-style="italic" fo:font-weight="bold" style:font-style-asian="italic" style:font-weight-asian="bold" style:font-size-complex="11pt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partado" style:family="paragraph" style:parent-style-name="Standard" style:default-outline-level="" style:list-style-name="WWNum1">
      <style:paragraph-properties fo:margin-left="1.201cm" fo:margin-right="0cm" fo:text-indent="-0.7cm" style:auto-text-indent="false">
        <style:tab-stops>
          <style:tab-stop style:position="1.199cm"/>
        </style:tab-stops>
      </style:paragraph-properties>
    </style:style>
    <style:style style:name="apartado_20__28_cont_29_" style:display-name="apartado (cont)" style:family="paragraph" style:parent-style-name="apartado" style:default-outline-level="" style:list-style-name="">
      <style:paragraph-properties fo:margin-left="1.199cm" fo:margin-right="0cm" fo:text-indent="-0.7cm" style:auto-text-indent="false"/>
    </style:style>
    <style:style style:name="apartado_20_2" style:display-name="apartado 2" style:family="paragraph" style:parent-style-name="apartado" style:default-outline-level="" style:list-style-name="WWNum2">
      <style:paragraph-properties fo:margin-left="1.501cm" fo:margin-right="0cm" fo:margin-top="0cm" fo:margin-bottom="0cm" style:contextual-spacing="false" fo:text-indent="-0.249cm" style:auto-text-indent="false"/>
    </style:style>
    <style:style style:name="Plain_20_Text" style:display-name="Plain Text" style:family="paragraph" style:parent-style-name="Standard" style:default-outline-level="">
      <style:text-properties style:font-name="Courier New1" fo:font-family="'Courier New'" style:font-family-generic="roman" style:font-pitch="variable"/>
    </style:style>
    <style:style style:name="comando" style:family="paragraph" style:parent-style-name="Plain_20_Text" style:default-outline-level="">
      <style:paragraph-properties fo:margin-top="0cm" fo:margin-bottom="0cm" style:contextual-spacing="false" fo:text-align="start" style:justify-single-word="false"/>
      <style:text-properties fo:font-size="9pt" style:font-size-asian="9pt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oharra" style:family="paragraph" style:parent-style-name="Standard" style:default-outline-level="">
      <loext:graphic-properties draw:fill="solid" draw:fill-color="#ffffbf"/>
      <style:paragraph-properties fo:margin-left="1cm" fo:margin-right="0.501cm" fo:margin-top="0cm" fo:margin-bottom="0.353cm" style:contextual-spacing="false" fo:text-align="start" style:justify-single-word="false" fo:text-indent="0cm" style:auto-text-indent="false" fo:background-color="#ffffbf"/>
      <style:text-properties fo:font-size="8pt" style:font-size-asian="8pt"/>
    </style:style>
    <style:style style:name="Parrafo" style:family="paragraph" style:parent-style-name="Standard" style:default-outline-level="">
      <style:paragraph-properties fo:margin-left="0cm" fo:margin-right="0cm" fo:margin-top="0.212cm" fo:margin-bottom="0.212cm" style:contextual-spacing="false" style:line-height-at-least="0.529cm" fo:text-indent="1.251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tabla" style:family="paragraph" style:parent-style-name="comando" style:default-outline-level="">
      <style:paragraph-properties fo:margin-top="0.106cm" fo:margin-bottom="0.106cm" style:contextual-spacing="false"/>
    </style:style>
    <style:style style:name="tabla_20__28_cabecera_29_" style:display-name="tabla (cabecera)" style:family="paragraph" style:parent-style-name="tabla" style:default-outline-level="">
      <style:paragraph-properties fo:text-align="center" style:justify-single-word="false" fo:keep-with-next="always"/>
      <style:text-properties fo:font-variant="small-caps" style:font-name="Arial" fo:font-family="Arial" style:font-family-generic="roman" style:font-pitch="variable" fo:font-size="10pt" style:font-size-asian="10pt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847cm" fo:margin-bottom="0.423cm" style:contextual-spacing="false" fo:text-align="start" style:justify-single-word="false" fo:keep-with-next="always">
        <style:tab-stops>
          <style:tab-stop style:position="16.482cm" style:type="right" style:leader-style="dotted" style:leader-text="."/>
        </style:tab-stops>
      </style:paragraph-properties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language-asian="es" style:country-asian="ES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42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847cm" fo:margin-right="0cm" fo:text-indent="0cm" style:auto-text-indent="false">
        <style:tab-stops>
          <style:tab-stop style:position="1.501cm"/>
          <style:tab-stop style:position="16.503cm" style:type="right" style:leader-style="dotted" style:leader-text="."/>
        </style:tab-stops>
      </style:paragraph-properties>
      <style:text-properties fo:font-size="10pt" style:font-name-asian="Times New Roman1" style:font-family-asian="'Times New Roman'" style:font-family-generic-asian="system" style:font-pitch-asian="variable" style:font-size-asian="10pt" style:language-asian="es" style:country-asian="ES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default-outline-level="" style:class="chapter">
      <style:paragraph-properties fo:text-align="center" style:justify-single-word="false" style:border-line-width-bottom="0.018cm 0.018cm 0.018cm" fo:padding-left="0cm" fo:padding-right="0cm" fo:padding-top="0cm" fo:padding-bottom="0.035cm" fo:border-left="none" fo:border-right="none" fo:border-top="none" fo:border-bottom="1.5pt double #000000"/>
      <style:text-properties style:font-name="Arial" fo:font-family="Arial" style:font-family-generic="roman" style:font-pitch="variable" fo:font-size="16pt" style:rfc-language-tag="es-ES-u-co-trad" fo:language="es" fo:country="ES" style:font-size-asian="16pt"/>
    </style:style>
    <style:style style:name="Título_20_1_20__28_cont_29_" style:display-name="Título 1 (cont)" style:family="paragraph" style:parent-style-name="Standard" style:next-style-name="Standard" style:default-outline-level="">
      <style:paragraph-properties fo:margin-top="0cm" fo:margin-bottom="0.847cm" style:contextual-spacing="false" fo:text-align="end" style:justify-single-word="false"/>
      <style:text-properties style:font-name="Arial" fo:font-family="Arial" style:font-family-generic="roman" style:font-pitch="variable" fo:font-size="9pt" style:font-size-asian="9pt"/>
    </style:style>
    <style:style style:name="codigo_20_fuente" style:display-name="codigo fuente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style:font-name="Courier New1" fo:font-family="'Courier New'" style:font-family-generic="roman" style:font-pitch="variable" fo:font-size="10pt" fo:language="en" fo:country="US" style:font-size-asian="10pt" style:font-name-complex="Courier New2" style:font-family-complex="'Courier New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Pie_20_de_20_página_20_Car" style:display-name="Pie de página C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page_20_number" style:display-name="page number" style:family="text" style:parent-style-name="Default_20_Paragraph_20_Font"/>
    <style:style style:name="Texto_20_sin_20_formato_20_Car" style:display-name="Texto sin formato Car" style:family="text" style:parent-style-name="Default_20_Paragraph_20_Font">
      <style:text-properties style:font-name="Courier New1" fo:font-family="'Courier New'" style:font-family-generic="roman" style:font-pitch="variable" fo:font-size="12pt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Emphasis" style:family="text" style:parent-style-name="Default_20_Paragraph_20_Font">
      <style:text-properties fo:font-style="italic" style:font-style-asian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Mapa_20_del_20_documento_20_Car" style:display-name="Mapa del documento Car" style:family="text" style:parent-style-name="Default_20_Paragraph_20_Font">
      <style:text-properties style:font-name="Tahoma" fo:font-family="Tahoma" style:font-family-generic="roman" style:font-pitch="variable" fo:font-size="12pt" fo:background-color="#000080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zh" style:country-asian="CN" style:font-name-complex="Tahoma1" style:font-family-complex="Tahoma" style:font-family-generic-complex="system" style:font-pitch-complex="variable" style:font-size-complex="8pt"/>
    </style:style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2pt" style:rfc-language-tag="es-ES-u-co-trad" fo:language="es" fo:country="ES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Título_20_Car" style:display-name="Título Car" style:family="text" style:parent-style-name="Default_20_Paragraph_20_Font">
      <style:text-properties style:font-name="Arial" fo:font-family="Arial" style:font-family-generic="roman" style:font-pitch="variable" fo:font-size="16pt" style:rfc-language-tag="es-ES-u-co-trad" fo:language="es" fo:country="ES" style:font-size-asian="16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size="16pt" style:letter-kerning="true" style:font-size-asian="16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size="12pt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Título_20_3_20_Car" style:display-name="Título 3 Car" style:family="text" style:parent-style-name="Default_20_Paragraph_20_Font">
      <style:text-properties style:font-name="Arial" fo:font-family="Arial" style:font-family-generic="roman" style:font-pitch="variable" fo:font-size="10pt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Título_20_4_20_Car" style:display-name="Título 4 Car" style:family="text" style:parent-style-name="Default_20_Paragraph_20_Font">
      <style:text-properties style:font-name="Arial" fo:font-family="Arial" style:font-family-generic="roman" style:font-pitch="variable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Título_20_5_20_Car" style:display-name="Título 5 C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Título_20_6_20_Car" style:display-name="Título 6 C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fo:font-weight="bold" style:font-size-asian="12pt" style:language-asian="zh" style:country-asian="CN" style:font-style-asian="italic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Wingdings" style:font-family-complex="Wingdings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Symbol1"/>
      </text:list-level-style-bullet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%1%" text:bullet-char="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1"/>
      </text:list-level-style-bullet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year number:style="long"/>
      <number:month number:style="long"/>
      <number:day number:style="long"/>
      <number:text>T</number:text>
      <number:hours number:style="long"/>
      <number:minutes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212cm" style:contextual-spacing="false" fo:text-align="end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10pt" style:font-size-asian="10pt" style:font-size-complex="10pt"/>
    </style:style>
    <style:style style:name="MP2" style:family="paragraph" style:parent-style-name="Footer">
      <style:paragraph-properties fo:margin-left="0cm" fo:margin-right="-0.004cm" fo:margin-top="0cm" fo:margin-bottom="0.212cm" style:contextual-spacing="false" fo:text-align="end" style:justify-single-word="false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12.383cm" style:type="center"/>
          <style:tab-stop style:position="16.51cm" style:type="right"/>
        </style:tab-stops>
      </style:paragraph-properties>
    </style:style>
    <style:style style:name="MT1" style:family="text">
      <style:text-properties officeooo:rsid="00131fff"/>
    </style:style>
    <style:style style:name="MT2" style:family="text">
      <style:text-properties style:font-name="Arial" style:font-name-complex="Arial2"/>
    </style:style>
    <style:style style:name="MT3" style:family="text"/>
    <style:style style:name="MT4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cm" fo:margin-bottom="1cm" fo:margin-left="2.501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1.501cm" fo:margin-left="0cm" fo:margin-right="0cm" fo:margin-top="1.4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cm" fo:margin-left="2.501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01cm" fo:margin-left="0cm" fo:margin-right="0cm" fo:margin-top="1.40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na sugerencia práctica de versionado semá<text:span text:style-name="MT1">n</text:span>tico</text:p>
      </style:header>
      <style:footer>
        <text:p text:style-name="MP2"><text:span text:style-name="page_20_number"><text:span text:style-name="MT2"><text:page-number text:select-page="current">4</text:page-number></text:span></text:span><text:span text:style-name="page_20_number"><text:s/></text:span><text:span text:style-name="page_20_number"><text:span text:style-name="MT4">/ </text:span></text:span><text:span text:style-name="page_20_number"><text:span text:style-name="MT4"><text:page-count>4</text:page-count></text:span></text:span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2"><text:span text:style-name="page_20_number"><text:span text:style-name="MT2"><text:page-number text:select-page="current">1</text:page-number></text:span></text:span><text:span text:style-name="page_20_number"><text:s/></text:span><text:span text:style-name="page_20_number"><text:span text:style-name="MT4">/ </text:span></text:span><text:span text:style-name="page_20_number"><text:span text:style-name="MT4"><text:page-count>4</text:page-count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6T07:03:00</meta:creation-date>
    <meta:initial-creator>Ulma C y E, S. Coop.</meta:initial-creator>
    <dc:language>es-ES</dc:language>
    <meta:print-date>2022-05-06T14:23:00</meta:print-date>
    <dc:date>2023-01-07T23:45:43.710000000</dc:date>
    <meta:editing-cycles>31</meta:editing-cycles>
    <meta:editing-duration>PT7H34S</meta:editing-duration>
    <meta:generator>LibreOffice/7.3.6.2$Windows_X86_64 LibreOffice_project/c28ca90fd6e1a19e189fc16c05f8f8924961e12e</meta:generator>
    <meta:document-statistic meta:table-count="1" meta:image-count="0" meta:object-count="0" meta:page-count="4" meta:paragraph-count="132" meta:word-count="862" meta:character-count="5260" meta:non-whitespace-character-count="4485"/>
    <meta:user-defined meta:name="AppVersion">15.0000</meta:user-defined>
    <meta:template xlink:type="simple" xlink:actuate="onRequest" xlink:title="en blanco -vertical-.dotx" xlink:href=""/>
  </office:meta>
</office:document-meta>
</file>